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8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695944" calcext:value-type="float">
            <text:p>2.6369594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3407871" calcext:value-type="float">
            <text:p>2.63407871</text:p>
          </table:table-cell>
          <table:table-cell office:value-type="float" office:value="2.63460881" calcext:value-type="float">
            <text:p>2.63460881</text:p>
          </table:table-cell>
          <table:table-cell office:value-type="float" office:value="2.63462813" calcext:value-type="float">
            <text:p>2.63462813</text:p>
          </table:table-cell>
          <table:table-cell office:value-type="float" office:value="2.63426886" calcext:value-type="float">
            <text:p>2.6342688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3557943" calcext:value-type="float">
            <text:p>2.63557943</text:p>
          </table:table-cell>
          <table:table-cell office:value-type="float" office:value="2.63513842" calcext:value-type="float">
            <text:p>2.63513842</text:p>
          </table:table-cell>
          <table:table-cell office:value-type="float" office:value="2.635988" calcext:value-type="float">
            <text:p>2.635988</text:p>
          </table:table-cell>
          <table:table-cell office:value-type="float" office:value="2.63602286" calcext:value-type="float">
            <text:p>2.63602286</text:p>
          </table:table-cell>
          <table:table-cell office:value-type="float" office:value="2.63596999" calcext:value-type="float">
            <text:p>2.63596999</text:p>
          </table:table-cell>
          <table:table-cell office:value-type="float" office:value="2.63851832" calcext:value-type="float">
            <text:p>2.63851832</text:p>
          </table:table-cell>
          <table:table-cell office:value-type="float" office:value="2.63858033" calcext:value-type="float">
            <text:p>2.63858033</text:p>
          </table:table-cell>
          <table:table-cell office:value-type="float" office:value="2.63862361" calcext:value-type="float">
            <text:p>2.63862361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739632" calcext:value-type="float">
            <text:p>2.65739632</text:p>
          </table:table-cell>
          <table:table-cell office:value-type="float" office:value="2.65756008" calcext:value-type="float">
            <text:p>2.65756008</text:p>
          </table:table-cell>
          <table:table-cell office:value-type="float" office:value="2.65727392" calcext:value-type="float">
            <text:p>2.65727392</text:p>
          </table:table-cell>
          <table:table-cell office:value-type="float" office:value="2.66713773" calcext:value-type="float">
            <text:p>2.66713773</text:p>
          </table:table-cell>
          <table:table-cell office:value-type="float" office:value="2.66760571" calcext:value-type="float">
            <text:p>2.66760571</text:p>
          </table:table-cell>
          <table:table-cell office:value-type="float" office:value="2.6677212" calcext:value-type="float">
            <text:p>2.6677212</text:p>
          </table:table-cell>
          <table:table-cell office:value-type="float" office:value="2.66766858" calcext:value-type="float">
            <text:p>2.66766858</text:p>
          </table:table-cell>
          <table:table-cell office:value-type="float" office:value="2.66715943" calcext:value-type="float">
            <text:p>2.66715943</text:p>
          </table:table-cell>
          <table:table-cell office:value-type="float" office:value="2.66755973" calcext:value-type="float">
            <text:p>2.66755973</text:p>
          </table:table-cell>
          <table:table-cell office:value-type="float" office:value="2.66770032" calcext:value-type="float">
            <text:p>2.66770032</text:p>
          </table:table-cell>
          <table:table-cell office:value-type="float" office:value="2.66767263" calcext:value-type="float">
            <text:p>2.66767263</text:p>
          </table:table-cell>
          <table:table-cell office:value-type="float" office:value="2.66769476" calcext:value-type="float">
            <text:p>2.66769476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8128073" calcext:value-type="float">
            <text:p>2.68128073</text:p>
          </table:table-cell>
          <table:table-cell office:value-type="float" office:value="2.68916714" calcext:value-type="float">
            <text:p>2.68916714</text:p>
          </table:table-cell>
          <table:table-cell office:value-type="float" office:value="2.6888093" calcext:value-type="float">
            <text:p>2.6888093</text:p>
          </table:table-cell>
          <table:table-cell office:value-type="float" office:value="2.68930598" calcext:value-type="float">
            <text:p>2.68930598</text:p>
          </table:table-cell>
          <table:table-cell office:value-type="float" office:value="2.68925771" calcext:value-type="float">
            <text:p>2.68925771</text:p>
          </table:table-cell>
          <table:table-cell office:value-type="float" office:value="2.68922193" calcext:value-type="float">
            <text:p>2.68922193</text:p>
          </table:table-cell>
          <table:table-cell office:value-type="float" office:value="2.68911871" calcext:value-type="float">
            <text:p>2.68911871</text:p>
          </table:table-cell>
          <table:table-cell office:value-type="float" office:value="2.68916536" calcext:value-type="float">
            <text:p>2.68916536</text:p>
          </table:table-cell>
          <table:table-cell office:value-type="float" office:value="2.68921137" calcext:value-type="float">
            <text:p>2.68921137</text:p>
          </table:table-cell>
          <table:table-cell office:value-type="float" office:value="2.68916273" calcext:value-type="float">
            <text:p>2.68916273</text:p>
          </table:table-cell>
          <table:table-cell office:value-type="float" office:value="2.68928464" calcext:value-type="float">
            <text:p>2.68928464</text:p>
          </table:table-cell>
          <table:table-cell office:value-type="float" office:value="2.68934531" calcext:value-type="float">
            <text:p>2.68934531</text:p>
          </table:table-cell>
          <table:table-cell office:value-type="float" office:value="2.68931756" calcext:value-type="float">
            <text:p>2.68931756</text:p>
          </table:table-cell>
          <table:table-cell office:value-type="float" office:value="2.68940406" calcext:value-type="float">
            <text:p>2.68940406</text:p>
          </table:table-cell>
          <table:table-cell office:value-type="float" office:value="2.68942809" calcext:value-type="float">
            <text:p>2.68942809</text:p>
          </table:table-cell>
          <table:table-cell office:value-type="float" office:value="2.68941532" calcext:value-type="float">
            <text:p>2.68941532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760547" calcext:value-type="float">
            <text:p>2.71760547</text:p>
          </table:table-cell>
          <table:table-cell office:value-type="float" office:value="2.72776449" calcext:value-type="float">
            <text:p>2.72776449</text:p>
          </table:table-cell>
          <table:table-cell office:value-type="float" office:value="2.72777732" calcext:value-type="float">
            <text:p>2.72777732</text:p>
          </table:table-cell>
          <table:table-cell office:value-type="float" office:value="2.72779409" calcext:value-type="float">
            <text:p>2.72779409</text:p>
          </table:table-cell>
          <table:table-cell office:value-type="float" office:value="2.72785982" calcext:value-type="float">
            <text:p>2.72785982</text:p>
          </table:table-cell>
          <table:table-cell office:value-type="float" office:value="2.7279114" calcext:value-type="float">
            <text:p>2.7279114</text:p>
          </table:table-cell>
          <table:table-cell office:value-type="float" office:value="2.72783541" calcext:value-type="float">
            <text:p>2.72783541</text:p>
          </table:table-cell>
          <table:table-cell office:value-type="float" office:value="2.72780798" calcext:value-type="float">
            <text:p>2.72780798</text:p>
          </table:table-cell>
          <table:table-cell office:value-type="float" office:value="2.72767452" calcext:value-type="float">
            <text:p>2.72767452</text:p>
          </table:table-cell>
          <table:table-cell office:value-type="float" office:value="2.72752592" calcext:value-type="float">
            <text:p>2.72752592</text:p>
          </table:table-cell>
          <table:table-cell office:value-type="float" office:value="2.72779197" calcext:value-type="float">
            <text:p>2.72779197</text:p>
          </table:table-cell>
          <table:table-cell office:value-type="float" office:value="2.72792482" calcext:value-type="float">
            <text:p>2.72792482</text:p>
          </table:table-cell>
          <table:table-cell office:value-type="float" office:value="2.72783326" calcext:value-type="float">
            <text:p>2.72783326</text:p>
          </table:table-cell>
          <table:table-cell office:value-type="float" office:value="2.72745054" calcext:value-type="float">
            <text:p>2.72745054</text:p>
          </table:table-cell>
          <table:table-cell office:value-type="float" office:value="2.72749146" calcext:value-type="float">
            <text:p>2.72749146</text:p>
          </table:table-cell>
          <table:table-cell office:value-type="float" office:value="2.72737227" calcext:value-type="float">
            <text:p>2.72737227</text:p>
          </table:table-cell>
          <table:table-cell office:value-type="float" office:value="2.72790171" calcext:value-type="float">
            <text:p>2.72790171</text:p>
          </table:table-cell>
          <table:table-cell office:value-type="float" office:value="2.7279828" calcext:value-type="float">
            <text:p>2.7279828</text:p>
          </table:table-cell>
          <table:table-cell office:value-type="float" office:value="2.72798123" calcext:value-type="float">
            <text:p>2.72798123</text:p>
          </table:table-cell>
          <table:table-cell office:value-type="float" office:value="2.727863" calcext:value-type="float">
            <text:p>2.72786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3000386" calcext:value-type="float">
            <text:p>2.73000386</text:p>
          </table:table-cell>
          <table:table-cell office:value-type="float" office:value="2.73216407" calcext:value-type="float">
            <text:p>2.73216407</text:p>
          </table:table-cell>
          <table:table-cell office:value-type="float" office:value="2.73236413" calcext:value-type="float">
            <text:p>2.73236413</text:p>
          </table:table-cell>
          <table:table-cell office:value-type="float" office:value="2.73233554" calcext:value-type="float">
            <text:p>2.73233554</text:p>
          </table:table-cell>
          <table:table-cell office:value-type="float" office:value="2.73237599" calcext:value-type="float">
            <text:p>2.73237599</text:p>
          </table:table-cell>
          <table:table-cell office:value-type="float" office:value="2.73239475" calcext:value-type="float">
            <text:p>2.73239475</text:p>
          </table:table-cell>
          <table:table-cell office:value-type="float" office:value="2.76461555" calcext:value-type="float">
            <text:p>2.76461555</text:p>
          </table:table-cell>
          <table:table-cell office:value-type="float" office:value="2.76447943" calcext:value-type="float">
            <text:p>2.76447943</text:p>
          </table:table-cell>
          <table:table-cell office:value-type="float" office:value="2.76457777" calcext:value-type="float">
            <text:p>2.76457777</text:p>
          </table:table-cell>
          <table:table-cell office:value-type="float" office:value="2.76442704" calcext:value-type="float">
            <text:p>2.76442704</text:p>
          </table:table-cell>
          <table:table-cell office:value-type="float" office:value="2.76459356" calcext:value-type="float">
            <text:p>2.76459356</text:p>
          </table:table-cell>
          <table:table-cell office:value-type="float" office:value="2.76450088" calcext:value-type="float">
            <text:p>2.76450088</text:p>
          </table:table-cell>
          <table:table-cell office:value-type="float" office:value="2.76446081" calcext:value-type="float">
            <text:p>2.76446081</text:p>
          </table:table-cell>
          <table:table-cell office:value-type="float" office:value="2.76455971" calcext:value-type="float">
            <text:p>2.76455971</text:p>
          </table:table-cell>
          <table:table-cell office:value-type="float" office:value="2.76462201" calcext:value-type="float">
            <text:p>2.76462201</text:p>
          </table:table-cell>
          <table:table-cell office:value-type="float" office:value="2.76434647" calcext:value-type="float">
            <text:p>2.76434647</text:p>
          </table:table-cell>
          <table:table-cell office:value-type="float" office:value="2.76458259" calcext:value-type="float">
            <text:p>2.76458259</text:p>
          </table:table-cell>
          <table:table-cell office:value-type="float" office:value="2.76448669" calcext:value-type="float">
            <text:p>2.76448669</text:p>
          </table:table-cell>
          <table:table-cell office:value-type="float" office:value="2.76458214" calcext:value-type="float">
            <text:p>2.76458214</text:p>
          </table:table-cell>
          <table:table-cell office:value-type="float" office:value="2.76465504" calcext:value-type="float">
            <text:p>2.76465504</text:p>
          </table:table-cell>
          <table:table-cell office:value-type="float" office:value="2.76472546" calcext:value-type="float">
            <text:p>2.76472546</text:p>
          </table:table-cell>
          <table:table-cell office:value-type="float" office:value="2.76454586" calcext:value-type="float">
            <text:p>2.76454586</text:p>
          </table:table-cell>
          <table:table-cell office:value-type="float" office:value="2.76456889" calcext:value-type="float">
            <text:p>2.76456889</text:p>
          </table:table-cell>
          <table:table-cell office:value-type="float" office:value="2.7646237" calcext:value-type="float">
            <text:p>2.764623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5336947" calcext:value-type="float">
            <text:p>2.75336947</text:p>
          </table:table-cell>
          <table:table-cell office:value-type="float" office:value="2.96090163" calcext:value-type="float">
            <text:p>2.96090163</text:p>
          </table:table-cell>
          <table:table-cell office:value-type="float" office:value="2.96097302" calcext:value-type="float">
            <text:p>2.96097302</text:p>
          </table:table-cell>
          <table:table-cell office:value-type="float" office:value="2.97869402" calcext:value-type="float">
            <text:p>2.97869402</text:p>
          </table:table-cell>
          <table:table-cell office:value-type="float" office:value="2.97868812" calcext:value-type="float">
            <text:p>2.97868812</text:p>
          </table:table-cell>
          <table:table-cell office:value-type="float" office:value="2.97874576" calcext:value-type="float">
            <text:p>2.97874576</text:p>
          </table:table-cell>
          <table:table-cell office:value-type="float" office:value="2.97875872" calcext:value-type="float">
            <text:p>2.97875872</text:p>
          </table:table-cell>
          <table:table-cell office:value-type="float" office:value="2.97880466" calcext:value-type="float">
            <text:p>2.97880466</text:p>
          </table:table-cell>
          <table:table-cell office:value-type="float" office:value="2.97851671" calcext:value-type="float">
            <text:p>2.97851671</text:p>
          </table:table-cell>
          <table:table-cell office:value-type="float" office:value="2.97889022" calcext:value-type="float">
            <text:p>2.97889022</text:p>
          </table:table-cell>
          <table:table-cell office:value-type="float" office:value="2.97867917" calcext:value-type="float">
            <text:p>2.97867917</text:p>
          </table:table-cell>
          <table:table-cell office:value-type="float" office:value="2.97878452" calcext:value-type="float">
            <text:p>2.97878452</text:p>
          </table:table-cell>
          <table:table-cell office:value-type="float" office:value="2.97861216" calcext:value-type="float">
            <text:p>2.97861216</text:p>
          </table:table-cell>
          <table:table-cell office:value-type="float" office:value="2.97888074" calcext:value-type="float">
            <text:p>2.97888074</text:p>
          </table:table-cell>
          <table:table-cell office:value-type="float" office:value="2.97876911" calcext:value-type="float">
            <text:p>2.97876911</text:p>
          </table:table-cell>
          <table:table-cell office:value-type="float" office:value="2.97876926" calcext:value-type="float">
            <text:p>2.97876926</text:p>
          </table:table-cell>
          <table:table-cell office:value-type="float" office:value="2.97879773" calcext:value-type="float">
            <text:p>2.97879773</text:p>
          </table:table-cell>
          <table:table-cell office:value-type="float" office:value="2.97883333" calcext:value-type="float">
            <text:p>2.97883333</text:p>
          </table:table-cell>
          <table:table-cell office:value-type="float" office:value="2.97887389" calcext:value-type="float">
            <text:p>2.97887389</text:p>
          </table:table-cell>
          <table:table-cell office:value-type="float" office:value="2.97881131" calcext:value-type="float">
            <text:p>2.97881131</text:p>
          </table:table-cell>
          <table:table-cell office:value-type="float" office:value="2.97843883" calcext:value-type="float">
            <text:p>2.97843883</text:p>
          </table:table-cell>
          <table:table-cell office:value-type="float" office:value="2.97885281" calcext:value-type="float">
            <text:p>2.97885281</text:p>
          </table:table-cell>
          <table:table-cell office:value-type="float" office:value="2.97880693" calcext:value-type="float">
            <text:p>2.97880693</text:p>
          </table:table-cell>
          <table:table-cell office:value-type="float" office:value="2.97884529" calcext:value-type="float">
            <text:p>2.97884529</text:p>
          </table:table-cell>
          <table:table-cell office:value-type="float" office:value="2.97887329" calcext:value-type="float">
            <text:p>2.97887329</text:p>
          </table:table-cell>
          <table:table-cell office:value-type="float" office:value="2.97900775" calcext:value-type="float">
            <text:p>2.97900775</text:p>
          </table:table-cell>
          <table:table-cell office:value-type="float" office:value="2.97885601" calcext:value-type="float">
            <text:p>2.97885601</text:p>
          </table:table-cell>
          <table:table-cell office:value-type="float" office:value="2.97891455" calcext:value-type="float">
            <text:p>2.9789145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0283238" calcext:value-type="float">
            <text:p>3.00283238</text:p>
          </table:table-cell>
          <table:table-cell office:value-type="float" office:value="3.00281655" calcext:value-type="float">
            <text:p>3.00281655</text:p>
          </table:table-cell>
          <table:table-cell office:value-type="float" office:value="3.00288697" calcext:value-type="float">
            <text:p>3.00288697</text:p>
          </table:table-cell>
          <table:table-cell office:value-type="float" office:value="3.00295273" calcext:value-type="float">
            <text:p>3.00295273</text:p>
          </table:table-cell>
          <table:table-cell office:value-type="float" office:value="3.00287482" calcext:value-type="float">
            <text:p>3.00287482</text:p>
          </table:table-cell>
          <table:table-cell office:value-type="float" office:value="3.00274901" calcext:value-type="float">
            <text:p>3.00274901</text:p>
          </table:table-cell>
          <table:table-cell office:value-type="float" office:value="3.00321654" calcext:value-type="float">
            <text:p>3.00321654</text:p>
          </table:table-cell>
          <table:table-cell office:value-type="float" office:value="3.00338478" calcext:value-type="float">
            <text:p>3.00338478</text:p>
          </table:table-cell>
          <table:table-cell office:value-type="float" office:value="3.00318319" calcext:value-type="float">
            <text:p>3.00318319</text:p>
          </table:table-cell>
          <table:table-cell office:value-type="float" office:value="3.02666303" calcext:value-type="float">
            <text:p>3.02666303</text:p>
          </table:table-cell>
          <table:table-cell office:value-type="float" office:value="3.02659698" calcext:value-type="float">
            <text:p>3.02659698</text:p>
          </table:table-cell>
          <table:table-cell office:value-type="float" office:value="3.06372975" calcext:value-type="float">
            <text:p>3.06372975</text:p>
          </table:table-cell>
          <table:table-cell office:value-type="float" office:value="3.06362279" calcext:value-type="float">
            <text:p>3.06362279</text:p>
          </table:table-cell>
          <table:table-cell office:value-type="float" office:value="3.06392989" calcext:value-type="float">
            <text:p>3.06392989</text:p>
          </table:table-cell>
          <table:table-cell office:value-type="float" office:value="3.06082257" calcext:value-type="float">
            <text:p>3.06082257</text:p>
          </table:table-cell>
          <table:table-cell office:value-type="float" office:value="3.06369878" calcext:value-type="float">
            <text:p>3.06369878</text:p>
          </table:table-cell>
          <table:table-cell office:value-type="float" office:value="3.06371372" calcext:value-type="float">
            <text:p>3.06371372</text:p>
          </table:table-cell>
          <table:table-cell office:value-type="float" office:value="3.06363243" calcext:value-type="float">
            <text:p>3.06363243</text:p>
          </table:table-cell>
          <table:table-cell office:value-type="float" office:value="3.06381674" calcext:value-type="float">
            <text:p>3.06381674</text:p>
          </table:table-cell>
          <table:table-cell office:value-type="float" office:value="3.06394649" calcext:value-type="float">
            <text:p>3.06394649</text:p>
          </table:table-cell>
          <table:table-cell office:value-type="float" office:value="3.06381667" calcext:value-type="float">
            <text:p>3.06381667</text:p>
          </table:table-cell>
          <table:table-cell office:value-type="float" office:value="3.11971469" calcext:value-type="float">
            <text:p>3.11971469</text:p>
          </table:table-cell>
          <table:table-cell office:value-type="float" office:value="3.11945542" calcext:value-type="float">
            <text:p>3.11945542</text:p>
          </table:table-cell>
          <table:table-cell office:value-type="float" office:value="3.11949007" calcext:value-type="float">
            <text:p>3.11949007</text:p>
          </table:table-cell>
          <table:table-cell office:value-type="float" office:value="3.11949065" calcext:value-type="float">
            <text:p>3.11949065</text:p>
          </table:table-cell>
          <table:table-cell office:value-type="float" office:value="3.11962445" calcext:value-type="float">
            <text:p>3.11962445</text:p>
          </table:table-cell>
          <table:table-cell office:value-type="float" office:value="3.11968533" calcext:value-type="float">
            <text:p>3.11968533</text:p>
          </table:table-cell>
          <table:table-cell office:value-type="float" office:value="3.11952559" calcext:value-type="float">
            <text:p>3.11952559</text:p>
          </table:table-cell>
          <table:table-cell office:value-type="float" office:value="3.1194315" calcext:value-type="float">
            <text:p>3.1194315</text:p>
          </table:table-cell>
          <table:table-cell office:value-type="float" office:value="3.11964291" calcext:value-type="float">
            <text:p>3.11964291</text:p>
          </table:table-cell>
          <table:table-cell office:value-type="float" office:value="3.11963267" calcext:value-type="float">
            <text:p>3.11963267</text:p>
          </table:table-cell>
          <table:table-cell office:value-type="float" office:value="3.11916317" calcext:value-type="float">
            <text:p>3.11916317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00979547" calcext:value-type="float">
            <text:p>3.00979547</text:p>
          </table:table-cell>
          <table:table-cell office:value-type="float" office:value="3.01477992" calcext:value-type="float">
            <text:p>3.01477992</text:p>
          </table:table-cell>
          <table:table-cell office:value-type="float" office:value="3.0346307" calcext:value-type="float">
            <text:p>3.0346307</text:p>
          </table:table-cell>
          <table:table-cell office:value-type="float" office:value="3.03803715" calcext:value-type="float">
            <text:p>3.03803715</text:p>
          </table:table-cell>
          <table:table-cell office:value-type="float" office:value="3.03832876" calcext:value-type="float">
            <text:p>3.03832876</text:p>
          </table:table-cell>
          <table:table-cell office:value-type="float" office:value="3.03821271" calcext:value-type="float">
            <text:p>3.03821271</text:p>
          </table:table-cell>
          <table:table-cell office:value-type="float" office:value="3.0383569" calcext:value-type="float">
            <text:p>3.0383569</text:p>
          </table:table-cell>
          <table:table-cell office:value-type="float" office:value="3.03804582" calcext:value-type="float">
            <text:p>3.03804582</text:p>
          </table:table-cell>
          <table:table-cell office:value-type="float" office:value="3.03796317" calcext:value-type="float">
            <text:p>3.03796317</text:p>
          </table:table-cell>
          <table:table-cell office:value-type="float" office:value="3.03772944" calcext:value-type="float">
            <text:p>3.03772944</text:p>
          </table:table-cell>
          <table:table-cell office:value-type="float" office:value="3.0382903" calcext:value-type="float">
            <text:p>3.0382903</text:p>
          </table:table-cell>
          <table:table-cell office:value-type="float" office:value="3.03825777" calcext:value-type="float">
            <text:p>3.03825777</text:p>
          </table:table-cell>
          <table:table-cell office:value-type="float" office:value="3.03807086" calcext:value-type="float">
            <text:p>3.03807086</text:p>
          </table:table-cell>
          <table:table-cell office:value-type="float" office:value="3.03813333" calcext:value-type="float">
            <text:p>3.03813333</text:p>
          </table:table-cell>
          <table:table-cell office:value-type="float" office:value="3.03833504" calcext:value-type="float">
            <text:p>3.03833504</text:p>
          </table:table-cell>
          <table:table-cell office:value-type="float" office:value="3.03808727" calcext:value-type="float">
            <text:p>3.03808727</text:p>
          </table:table-cell>
          <table:table-cell office:value-type="float" office:value="3.03822878" calcext:value-type="float">
            <text:p>3.03822878</text:p>
          </table:table-cell>
          <table:table-cell office:value-type="float" office:value="3.05684929" calcext:value-type="float">
            <text:p>3.05684929</text:p>
          </table:table-cell>
          <table:table-cell office:value-type="float" office:value="3.05657001" calcext:value-type="float">
            <text:p>3.05657001</text:p>
          </table:table-cell>
          <table:table-cell office:value-type="float" office:value="3.05660927" calcext:value-type="float">
            <text:p>3.05660927</text:p>
          </table:table-cell>
          <table:table-cell office:value-type="float" office:value="3.0566799" calcext:value-type="float">
            <text:p>3.0566799</text:p>
          </table:table-cell>
          <table:table-cell office:value-type="float" office:value="3.05657507" calcext:value-type="float">
            <text:p>3.05657507</text:p>
          </table:table-cell>
          <table:table-cell office:value-type="float" office:value="3.05662906" calcext:value-type="float">
            <text:p>3.05662906</text:p>
          </table:table-cell>
          <table:table-cell office:value-type="float" office:value="3.0565535" calcext:value-type="float">
            <text:p>3.0565535</text:p>
          </table:table-cell>
          <table:table-cell office:value-type="float" office:value="3.05682789" calcext:value-type="float">
            <text:p>3.05682789</text:p>
          </table:table-cell>
          <table:table-cell office:value-type="float" office:value="3.05659399" calcext:value-type="float">
            <text:p>3.05659399</text:p>
          </table:table-cell>
          <table:table-cell office:value-type="float" office:value="3.05676872" calcext:value-type="float">
            <text:p>3.05676872</text:p>
          </table:table-cell>
          <table:table-cell office:value-type="float" office:value="3.05668004" calcext:value-type="float">
            <text:p>3.05668004</text:p>
          </table:table-cell>
          <table:table-cell office:value-type="float" office:value="3.05677752" calcext:value-type="float">
            <text:p>3.05677752</text:p>
          </table:table-cell>
          <table:table-cell office:value-type="float" office:value="3.05653225" calcext:value-type="float">
            <text:p>3.05653225</text:p>
          </table:table-cell>
          <table:table-cell office:value-type="float" office:value="3.05669956" calcext:value-type="float">
            <text:p>3.05669956</text:p>
          </table:table-cell>
          <table:table-cell office:value-type="float" office:value="3.05376901" calcext:value-type="float">
            <text:p>3.05376901</text:p>
          </table:table-cell>
          <table:table-cell office:value-type="float" office:value="3.05663582" calcext:value-type="float">
            <text:p>3.05663582</text:p>
          </table:table-cell>
          <table:table-cell office:value-type="float" office:value="3.05675309" calcext:value-type="float">
            <text:p>3.05675309</text:p>
          </table:table-cell>
          <table:table-cell office:value-type="float" office:value="3.0566398" calcext:value-type="float">
            <text:p>3.0566398</text:p>
          </table:table-cell>
          <table:table-cell office:value-type="float" office:value="3.05698785" calcext:value-type="float">
            <text:p>3.0569878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3024935" calcext:value-type="float">
            <text:p>3.13024935</text:p>
          </table:table-cell>
          <table:table-cell office:value-type="float" office:value="3.13032025" calcext:value-type="float">
            <text:p>3.13032025</text:p>
          </table:table-cell>
          <table:table-cell office:value-type="float" office:value="3.13035027" calcext:value-type="float">
            <text:p>3.13035027</text:p>
          </table:table-cell>
          <table:table-cell office:value-type="float" office:value="3.13015899" calcext:value-type="float">
            <text:p>3.13015899</text:p>
          </table:table-cell>
          <table:table-cell office:value-type="float" office:value="3.13056437" calcext:value-type="float">
            <text:p>3.13056437</text:p>
          </table:table-cell>
          <table:table-cell office:value-type="float" office:value="3.12630833" calcext:value-type="float">
            <text:p>3.12630833</text:p>
          </table:table-cell>
          <table:table-cell office:value-type="float" office:value="3.11822401" calcext:value-type="float">
            <text:p>3.11822401</text:p>
          </table:table-cell>
          <table:table-cell office:value-type="float" office:value="3.13019582" calcext:value-type="float">
            <text:p>3.13019582</text:p>
          </table:table-cell>
          <table:table-cell office:value-type="float" office:value="3.13062046" calcext:value-type="float">
            <text:p>3.13062046</text:p>
          </table:table-cell>
          <table:table-cell office:value-type="float" office:value="3.13066607" calcext:value-type="float">
            <text:p>3.13066607</text:p>
          </table:table-cell>
          <table:table-cell office:value-type="float" office:value="3.1203764" calcext:value-type="float">
            <text:p>3.1203764</text:p>
          </table:table-cell>
          <table:table-cell office:value-type="float" office:value="3.24825886" calcext:value-type="float">
            <text:p>3.24825886</text:p>
          </table:table-cell>
          <table:table-cell office:value-type="float" office:value="3.26051044" calcext:value-type="float">
            <text:p>3.26051044</text:p>
          </table:table-cell>
          <table:table-cell office:value-type="float" office:value="3.26022137" calcext:value-type="float">
            <text:p>3.26022137</text:p>
          </table:table-cell>
          <table:table-cell office:value-type="float" office:value="3.26023365" calcext:value-type="float">
            <text:p>3.26023365</text:p>
          </table:table-cell>
          <table:table-cell office:value-type="float" office:value="3.26012943" calcext:value-type="float">
            <text:p>3.26012943</text:p>
          </table:table-cell>
          <table:table-cell office:value-type="float" office:value="3.26037355" calcext:value-type="float">
            <text:p>3.26037355</text:p>
          </table:table-cell>
          <table:table-cell office:value-type="float" office:value="3.26035486" calcext:value-type="float">
            <text:p>3.26035486</text:p>
          </table:table-cell>
          <table:table-cell office:value-type="float" office:value="3.26021666" calcext:value-type="float">
            <text:p>3.26021666</text:p>
          </table:table-cell>
          <table:table-cell office:value-type="float" office:value="3.26031501" calcext:value-type="float">
            <text:p>3.26031501</text:p>
          </table:table-cell>
          <table:table-cell office:value-type="float" office:value="3.26017007" calcext:value-type="float">
            <text:p>3.26017007</text:p>
          </table:table-cell>
          <table:table-cell office:value-type="float" office:value="3.26048512" calcext:value-type="float">
            <text:p>3.26048512</text:p>
          </table:table-cell>
          <table:table-cell office:value-type="float" office:value="3.26061817" calcext:value-type="float">
            <text:p>3.26061817</text:p>
          </table:table-cell>
          <table:table-cell office:value-type="float" office:value="3.26065077" calcext:value-type="float">
            <text:p>3.26065077</text:p>
          </table:table-cell>
          <table:table-cell office:value-type="float" office:value="3.26030346" calcext:value-type="float">
            <text:p>3.26030346</text:p>
          </table:table-cell>
          <table:table-cell office:value-type="float" office:value="3.26058921" calcext:value-type="float">
            <text:p>3.26058921</text:p>
          </table:table-cell>
          <table:table-cell office:value-type="float" office:value="3.2482507" calcext:value-type="float">
            <text:p>3.2482507</text:p>
          </table:table-cell>
          <table:table-cell office:value-type="float" office:value="3.26043058" calcext:value-type="float">
            <text:p>3.26043058</text:p>
          </table:table-cell>
          <table:table-cell office:value-type="float" office:value="3.26047245" calcext:value-type="float">
            <text:p>3.26047245</text:p>
          </table:table-cell>
          <table:table-cell office:value-type="float" office:value="3.2557226" calcext:value-type="float">
            <text:p>3.2557226</text:p>
          </table:table-cell>
          <table:table-cell office:value-type="float" office:value="3.2605116" calcext:value-type="float">
            <text:p>3.2605116</text:p>
          </table:table-cell>
          <table:table-cell office:value-type="float" office:value="3.26033657" calcext:value-type="float">
            <text:p>3.26033657</text:p>
          </table:table-cell>
          <table:table-cell office:value-type="float" office:value="3.26076016" calcext:value-type="float">
            <text:p>3.26076016</text:p>
          </table:table-cell>
          <table:table-cell office:value-type="float" office:value="3.2605789" calcext:value-type="float">
            <text:p>3.2605789</text:p>
          </table:table-cell>
          <table:table-cell office:value-type="float" office:value="3.26055642" calcext:value-type="float">
            <text:p>3.26055642</text:p>
          </table:table-cell>
          <table:table-cell office:value-type="float" office:value="3.26079013" calcext:value-type="float">
            <text:p>3.26079013</text:p>
          </table:table-cell>
          <table:table-cell office:value-type="float" office:value="3.26047864" calcext:value-type="float">
            <text:p>3.26047864</text:p>
          </table:table-cell>
          <table:table-cell office:value-type="float" office:value="3.26067561" calcext:value-type="float">
            <text:p>3.26067561</text:p>
          </table:table-cell>
          <table:table-cell office:value-type="float" office:value="3.26053554" calcext:value-type="float">
            <text:p>3.26053554</text:p>
          </table:table-cell>
          <table:table-cell office:value-type="float" office:value="3.26075482" calcext:value-type="float">
            <text:p>3.2607548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4963169" calcext:value-type="float">
            <text:p>3.14963169</text:p>
          </table:table-cell>
          <table:table-cell office:value-type="float" office:value="3.15004567" calcext:value-type="float">
            <text:p>3.15004567</text:p>
          </table:table-cell>
          <table:table-cell office:value-type="float" office:value="3.14967546" calcext:value-type="float">
            <text:p>3.14967546</text:p>
          </table:table-cell>
          <table:table-cell office:value-type="float" office:value="3.14966011" calcext:value-type="float">
            <text:p>3.14966011</text:p>
          </table:table-cell>
          <table:table-cell office:value-type="float" office:value="3.15007964" calcext:value-type="float">
            <text:p>3.15007964</text:p>
          </table:table-cell>
          <table:table-cell office:value-type="float" office:value="3.14984713" calcext:value-type="float">
            <text:p>3.14984713</text:p>
          </table:table-cell>
          <table:table-cell office:value-type="float" office:value="3.1499354" calcext:value-type="float">
            <text:p>3.1499354</text:p>
          </table:table-cell>
          <table:table-cell office:value-type="float" office:value="3.14996418" calcext:value-type="float">
            <text:p>3.14996418</text:p>
          </table:table-cell>
          <table:table-cell office:value-type="float" office:value="3.14998417" calcext:value-type="float">
            <text:p>3.14998417</text:p>
          </table:table-cell>
          <table:table-cell office:value-type="float" office:value="3.14985123" calcext:value-type="float">
            <text:p>3.14985123</text:p>
          </table:table-cell>
          <table:table-cell office:value-type="float" office:value="3.14983653" calcext:value-type="float">
            <text:p>3.14983653</text:p>
          </table:table-cell>
          <table:table-cell office:value-type="float" office:value="3.15006433" calcext:value-type="float">
            <text:p>3.15006433</text:p>
          </table:table-cell>
          <table:table-cell office:value-type="float" office:value="3.1502052" calcext:value-type="float">
            <text:p>3.1502052</text:p>
          </table:table-cell>
          <table:table-cell office:value-type="float" office:value="3.14984609" calcext:value-type="float">
            <text:p>3.14984609</text:p>
          </table:table-cell>
          <table:table-cell office:value-type="float" office:value="3.15271829" calcext:value-type="float">
            <text:p>3.15271829</text:p>
          </table:table-cell>
          <table:table-cell office:value-type="float" office:value="3.16455091" calcext:value-type="float">
            <text:p>3.16455091</text:p>
          </table:table-cell>
          <table:table-cell office:value-type="float" office:value="3.1525227" calcext:value-type="float">
            <text:p>3.1525227</text:p>
          </table:table-cell>
          <table:table-cell office:value-type="float" office:value="3.16494076" calcext:value-type="float">
            <text:p>3.16494076</text:p>
          </table:table-cell>
          <table:table-cell office:value-type="float" office:value="3.16497394" calcext:value-type="float">
            <text:p>3.16497394</text:p>
          </table:table-cell>
          <table:table-cell office:value-type="float" office:value="3.16485927" calcext:value-type="float">
            <text:p>3.16485927</text:p>
          </table:table-cell>
          <table:table-cell office:value-type="float" office:value="3.16470012" calcext:value-type="float">
            <text:p>3.16470012</text:p>
          </table:table-cell>
          <table:table-cell office:value-type="float" office:value="3.16494316" calcext:value-type="float">
            <text:p>3.16494316</text:p>
          </table:table-cell>
          <table:table-cell office:value-type="float" office:value="3.16463375" calcext:value-type="float">
            <text:p>3.16463375</text:p>
          </table:table-cell>
          <table:table-cell office:value-type="float" office:value="3.15252622" calcext:value-type="float">
            <text:p>3.15252622</text:p>
          </table:table-cell>
          <table:table-cell office:value-type="float" office:value="3.16499211" calcext:value-type="float">
            <text:p>3.16499211</text:p>
          </table:table-cell>
          <table:table-cell office:value-type="float" office:value="3.16471962" calcext:value-type="float">
            <text:p>3.16471962</text:p>
          </table:table-cell>
          <table:table-cell office:value-type="float" office:value="3.16501646" calcext:value-type="float">
            <text:p>3.16501646</text:p>
          </table:table-cell>
          <table:table-cell office:value-type="float" office:value="3.18121451" calcext:value-type="float">
            <text:p>3.18121451</text:p>
          </table:table-cell>
          <table:table-cell office:value-type="float" office:value="3.19350443" calcext:value-type="float">
            <text:p>3.19350443</text:p>
          </table:table-cell>
          <table:table-cell office:value-type="float" office:value="3.18036464" calcext:value-type="float">
            <text:p>3.18036464</text:p>
          </table:table-cell>
          <table:table-cell office:value-type="float" office:value="3.18045451" calcext:value-type="float">
            <text:p>3.18045451</text:p>
          </table:table-cell>
          <table:table-cell office:value-type="float" office:value="3.19323286" calcext:value-type="float">
            <text:p>3.19323286</text:p>
          </table:table-cell>
          <table:table-cell office:value-type="float" office:value="3.1933524" calcext:value-type="float">
            <text:p>3.1933524</text:p>
          </table:table-cell>
          <table:table-cell office:value-type="float" office:value="3.19344099" calcext:value-type="float">
            <text:p>3.19344099</text:p>
          </table:table-cell>
          <table:table-cell office:value-type="float" office:value="3.19373071" calcext:value-type="float">
            <text:p>3.19373071</text:p>
          </table:table-cell>
          <table:table-cell office:value-type="float" office:value="3.19359674" calcext:value-type="float">
            <text:p>3.19359674</text:p>
          </table:table-cell>
          <table:table-cell office:value-type="float" office:value="3.19343232" calcext:value-type="float">
            <text:p>3.19343232</text:p>
          </table:table-cell>
          <table:table-cell office:value-type="float" office:value="3.19363476" calcext:value-type="float">
            <text:p>3.19363476</text:p>
          </table:table-cell>
          <table:table-cell office:value-type="float" office:value="3.18055514" calcext:value-type="float">
            <text:p>3.18055514</text:p>
          </table:table-cell>
          <table:table-cell office:value-type="float" office:value="3.1935892" calcext:value-type="float">
            <text:p>3.1935892</text:p>
          </table:table-cell>
          <table:table-cell office:value-type="float" office:value="3.19368115" calcext:value-type="float">
            <text:p>3.19368115</text:p>
          </table:table-cell>
          <table:table-cell office:value-type="float" office:value="3.19372204" calcext:value-type="float">
            <text:p>3.19372204</text:p>
          </table:table-cell>
          <table:table-cell office:value-type="float" office:value="3.18142233" calcext:value-type="float">
            <text:p>3.18142233</text:p>
          </table:table-cell>
          <table:table-cell office:value-type="float" office:value="3.18132927" calcext:value-type="float">
            <text:p>3.181329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6008713" calcext:value-type="float">
            <text:p>3.26008713</text:p>
          </table:table-cell>
          <table:table-cell office:value-type="float" office:value="3.27856892" calcext:value-type="float">
            <text:p>3.27856892</text:p>
          </table:table-cell>
          <table:table-cell office:value-type="float" office:value="3.27827592" calcext:value-type="float">
            <text:p>3.27827592</text:p>
          </table:table-cell>
          <table:table-cell office:value-type="float" office:value="3.27836396" calcext:value-type="float">
            <text:p>3.27836396</text:p>
          </table:table-cell>
          <table:table-cell office:value-type="float" office:value="3.27850721" calcext:value-type="float">
            <text:p>3.27850721</text:p>
          </table:table-cell>
          <table:table-cell office:value-type="float" office:value="3.27827372" calcext:value-type="float">
            <text:p>3.27827372</text:p>
          </table:table-cell>
          <table:table-cell office:value-type="float" office:value="3.27514372" calcext:value-type="float">
            <text:p>3.27514372</text:p>
          </table:table-cell>
          <table:table-cell office:value-type="float" office:value="3.26579856" calcext:value-type="float">
            <text:p>3.26579856</text:p>
          </table:table-cell>
          <table:table-cell office:value-type="float" office:value="3.27869193" calcext:value-type="float">
            <text:p>3.27869193</text:p>
          </table:table-cell>
          <table:table-cell office:value-type="float" office:value="3.25716735" calcext:value-type="float">
            <text:p>3.25716735</text:p>
          </table:table-cell>
          <table:table-cell office:value-type="float" office:value="3.27854228" calcext:value-type="float">
            <text:p>3.27854228</text:p>
          </table:table-cell>
          <table:table-cell office:value-type="float" office:value="3.27849154" calcext:value-type="float">
            <text:p>3.27849154</text:p>
          </table:table-cell>
          <table:table-cell office:value-type="float" office:value="3.27823607" calcext:value-type="float">
            <text:p>3.27823607</text:p>
          </table:table-cell>
          <table:table-cell office:value-type="float" office:value="3.27610876" calcext:value-type="float">
            <text:p>3.27610876</text:p>
          </table:table-cell>
          <table:table-cell office:value-type="float" office:value="3.27865903" calcext:value-type="float">
            <text:p>3.27865903</text:p>
          </table:table-cell>
          <table:table-cell office:value-type="float" office:value="3.27820772" calcext:value-type="float">
            <text:p>3.27820772</text:p>
          </table:table-cell>
          <table:table-cell office:value-type="float" office:value="3.27859754" calcext:value-type="float">
            <text:p>3.27859754</text:p>
          </table:table-cell>
          <table:table-cell office:value-type="float" office:value="3.27884498" calcext:value-type="float">
            <text:p>3.27884498</text:p>
          </table:table-cell>
          <table:table-cell office:value-type="float" office:value="3.27826068" calcext:value-type="float">
            <text:p>3.27826068</text:p>
          </table:table-cell>
          <table:table-cell office:value-type="float" office:value="3.27859002" calcext:value-type="float">
            <text:p>3.27859002</text:p>
          </table:table-cell>
          <table:table-cell office:value-type="float" office:value="3.27868784" calcext:value-type="float">
            <text:p>3.27868784</text:p>
          </table:table-cell>
          <table:table-cell office:value-type="float" office:value="3.27840015" calcext:value-type="float">
            <text:p>3.27840015</text:p>
          </table:table-cell>
          <table:table-cell office:value-type="float" office:value="3.27813925" calcext:value-type="float">
            <text:p>3.27813925</text:p>
          </table:table-cell>
          <table:table-cell office:value-type="float" office:value="3.41030036" calcext:value-type="float">
            <text:p>3.41030036</text:p>
          </table:table-cell>
          <table:table-cell office:value-type="float" office:value="3.43189222" calcext:value-type="float">
            <text:p>3.43189222</text:p>
          </table:table-cell>
          <table:table-cell office:value-type="float" office:value="3.43170889" calcext:value-type="float">
            <text:p>3.43170889</text:p>
          </table:table-cell>
          <table:table-cell office:value-type="float" office:value="3.41929975" calcext:value-type="float">
            <text:p>3.41929975</text:p>
          </table:table-cell>
          <table:table-cell office:value-type="float" office:value="3.43036612" calcext:value-type="float">
            <text:p>3.43036612</text:p>
          </table:table-cell>
          <table:table-cell office:value-type="float" office:value="3.43195651" calcext:value-type="float">
            <text:p>3.43195651</text:p>
          </table:table-cell>
          <table:table-cell office:value-type="float" office:value="3.43190161" calcext:value-type="float">
            <text:p>3.43190161</text:p>
          </table:table-cell>
          <table:table-cell office:value-type="float" office:value="3.43161932" calcext:value-type="float">
            <text:p>3.43161932</text:p>
          </table:table-cell>
          <table:table-cell office:value-type="float" office:value="3.43173445" calcext:value-type="float">
            <text:p>3.43173445</text:p>
          </table:table-cell>
          <table:table-cell office:value-type="float" office:value="3.43190575" calcext:value-type="float">
            <text:p>3.43190575</text:p>
          </table:table-cell>
          <table:table-cell office:value-type="float" office:value="3.42258028" calcext:value-type="float">
            <text:p>3.42258028</text:p>
          </table:table-cell>
          <table:table-cell office:value-type="float" office:value="3.43158375" calcext:value-type="float">
            <text:p>3.43158375</text:p>
          </table:table-cell>
          <table:table-cell office:value-type="float" office:value="3.43207273" calcext:value-type="float">
            <text:p>3.43207273</text:p>
          </table:table-cell>
          <table:table-cell office:value-type="float" office:value="3.41425273" calcext:value-type="float">
            <text:p>3.41425273</text:p>
          </table:table-cell>
          <table:table-cell office:value-type="float" office:value="3.43225338" calcext:value-type="float">
            <text:p>3.43225338</text:p>
          </table:table-cell>
          <table:table-cell office:value-type="float" office:value="3.43227495" calcext:value-type="float">
            <text:p>3.43227495</text:p>
          </table:table-cell>
          <table:table-cell office:value-type="float" office:value="3.42269249" calcext:value-type="float">
            <text:p>3.42269249</text:p>
          </table:table-cell>
          <table:table-cell office:value-type="float" office:value="3.43227775" calcext:value-type="float">
            <text:p>3.43227775</text:p>
          </table:table-cell>
          <table:table-cell office:value-type="float" office:value="3.43212343" calcext:value-type="float">
            <text:p>3.43212343</text:p>
          </table:table-cell>
          <table:table-cell office:value-type="float" office:value="3.43213632" calcext:value-type="float">
            <text:p>3.43213632</text:p>
          </table:table-cell>
          <table:table-cell office:value-type="float" office:value="3.41867419" calcext:value-type="float">
            <text:p>3.41867419</text:p>
          </table:table-cell>
          <table:table-cell office:value-type="float" office:value="3.4322062" calcext:value-type="float">
            <text:p>3.4322062</text:p>
          </table:table-cell>
          <table:table-cell office:value-type="float" office:value="3.43116738" calcext:value-type="float">
            <text:p>3.43116738</text:p>
          </table:table-cell>
          <table:table-cell office:value-type="float" office:value="3.43196665" calcext:value-type="float">
            <text:p>3.43196665</text:p>
          </table:table-cell>
          <table:table-cell office:value-type="float" office:value="3.42341856" calcext:value-type="float">
            <text:p>3.423418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2963672" calcext:value-type="float">
            <text:p>2.6296367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3419571" calcext:value-type="float">
            <text:p>2.63419571</text:p>
          </table:table-cell>
          <table:table-cell office:value-type="float" office:value="2.64105737" calcext:value-type="float">
            <text:p>2.64105737</text:p>
          </table:table-cell>
          <table:table-cell office:value-type="float" office:value="2.64130668" calcext:value-type="float">
            <text:p>2.64130668</text:p>
          </table:table-cell>
          <table:table-cell office:value-type="float" office:value="2.64128933" calcext:value-type="float">
            <text:p>2.6412893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3454229" calcext:value-type="float">
            <text:p>2.63454229</text:p>
          </table:table-cell>
          <table:table-cell office:value-type="float" office:value="2.63467889" calcext:value-type="float">
            <text:p>2.63467889</text:p>
          </table:table-cell>
          <table:table-cell office:value-type="float" office:value="2.63451693" calcext:value-type="float">
            <text:p>2.63451693</text:p>
          </table:table-cell>
          <table:table-cell office:value-type="float" office:value="2.68326597" calcext:value-type="float">
            <text:p>2.68326597</text:p>
          </table:table-cell>
          <table:table-cell office:value-type="float" office:value="2.68321443" calcext:value-type="float">
            <text:p>2.68321443</text:p>
          </table:table-cell>
          <table:table-cell office:value-type="float" office:value="2.68311237" calcext:value-type="float">
            <text:p>2.68311237</text:p>
          </table:table-cell>
          <table:table-cell office:value-type="float" office:value="2.68315344" calcext:value-type="float">
            <text:p>2.68315344</text:p>
          </table:table-cell>
          <table:table-cell office:value-type="float" office:value="2.68315266" calcext:value-type="float">
            <text:p>2.68315266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232097" calcext:value-type="float">
            <text:p>2.65232097</text:p>
          </table:table-cell>
          <table:table-cell office:value-type="float" office:value="2.65598029" calcext:value-type="float">
            <text:p>2.65598029</text:p>
          </table:table-cell>
          <table:table-cell office:value-type="float" office:value="2.65628992" calcext:value-type="float">
            <text:p>2.65628992</text:p>
          </table:table-cell>
          <table:table-cell office:value-type="float" office:value="2.65622351" calcext:value-type="float">
            <text:p>2.65622351</text:p>
          </table:table-cell>
          <table:table-cell office:value-type="float" office:value="2.656172" calcext:value-type="float">
            <text:p>2.656172</text:p>
          </table:table-cell>
          <table:table-cell office:value-type="float" office:value="2.65635606" calcext:value-type="float">
            <text:p>2.65635606</text:p>
          </table:table-cell>
          <table:table-cell office:value-type="float" office:value="2.65629556" calcext:value-type="float">
            <text:p>2.65629556</text:p>
          </table:table-cell>
          <table:table-cell office:value-type="float" office:value="2.65630475" calcext:value-type="float">
            <text:p>2.65630475</text:p>
          </table:table-cell>
          <table:table-cell office:value-type="float" office:value="2.65629247" calcext:value-type="float">
            <text:p>2.65629247</text:p>
          </table:table-cell>
          <table:table-cell office:value-type="float" office:value="2.65627142" calcext:value-type="float">
            <text:p>2.65627142</text:p>
          </table:table-cell>
          <table:table-cell office:value-type="float" office:value="2.65621116" calcext:value-type="float">
            <text:p>2.65621116</text:p>
          </table:table-cell>
          <table:table-cell office:value-type="float" office:value="2.6563135" calcext:value-type="float">
            <text:p>2.6563135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7770407" calcext:value-type="float">
            <text:p>2.67770407</text:p>
          </table:table-cell>
          <table:table-cell office:value-type="float" office:value="2.68278856" calcext:value-type="float">
            <text:p>2.68278856</text:p>
          </table:table-cell>
          <table:table-cell office:value-type="float" office:value="2.68275378" calcext:value-type="float">
            <text:p>2.68275378</text:p>
          </table:table-cell>
          <table:table-cell office:value-type="float" office:value="2.71241592" calcext:value-type="float">
            <text:p>2.71241592</text:p>
          </table:table-cell>
          <table:table-cell office:value-type="float" office:value="2.71243816" calcext:value-type="float">
            <text:p>2.71243816</text:p>
          </table:table-cell>
          <table:table-cell office:value-type="float" office:value="2.7117329" calcext:value-type="float">
            <text:p>2.7117329</text:p>
          </table:table-cell>
          <table:table-cell office:value-type="float" office:value="2.71209597" calcext:value-type="float">
            <text:p>2.71209597</text:p>
          </table:table-cell>
          <table:table-cell office:value-type="float" office:value="2.7124893" calcext:value-type="float">
            <text:p>2.7124893</text:p>
          </table:table-cell>
          <table:table-cell office:value-type="float" office:value="2.71253607" calcext:value-type="float">
            <text:p>2.71253607</text:p>
          </table:table-cell>
          <table:table-cell office:value-type="float" office:value="2.7125474" calcext:value-type="float">
            <text:p>2.7125474</text:p>
          </table:table-cell>
          <table:table-cell office:value-type="float" office:value="2.71233969" calcext:value-type="float">
            <text:p>2.71233969</text:p>
          </table:table-cell>
          <table:table-cell office:value-type="float" office:value="2.71238983" calcext:value-type="float">
            <text:p>2.71238983</text:p>
          </table:table-cell>
          <table:table-cell office:value-type="float" office:value="2.71234778" calcext:value-type="float">
            <text:p>2.71234778</text:p>
          </table:table-cell>
          <table:table-cell office:value-type="float" office:value="2.71259669" calcext:value-type="float">
            <text:p>2.71259669</text:p>
          </table:table-cell>
          <table:table-cell office:value-type="float" office:value="2.71261773" calcext:value-type="float">
            <text:p>2.71261773</text:p>
          </table:table-cell>
          <table:table-cell office:value-type="float" office:value="2.71261275" calcext:value-type="float">
            <text:p>2.71261275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293102" calcext:value-type="float">
            <text:p>2.71293102</text:p>
          </table:table-cell>
          <table:table-cell office:value-type="float" office:value="2.7130489" calcext:value-type="float">
            <text:p>2.7130489</text:p>
          </table:table-cell>
          <table:table-cell office:value-type="float" office:value="2.712964" calcext:value-type="float">
            <text:p>2.712964</text:p>
          </table:table-cell>
          <table:table-cell office:value-type="float" office:value="2.71309961" calcext:value-type="float">
            <text:p>2.71309961</text:p>
          </table:table-cell>
          <table:table-cell office:value-type="float" office:value="2.71305612" calcext:value-type="float">
            <text:p>2.71305612</text:p>
          </table:table-cell>
          <table:table-cell office:value-type="float" office:value="2.71300744" calcext:value-type="float">
            <text:p>2.71300744</text:p>
          </table:table-cell>
          <table:table-cell office:value-type="float" office:value="2.7131441" calcext:value-type="float">
            <text:p>2.7131441</text:p>
          </table:table-cell>
          <table:table-cell office:value-type="float" office:value="2.71671487" calcext:value-type="float">
            <text:p>2.71671487</text:p>
          </table:table-cell>
          <table:table-cell office:value-type="float" office:value="2.71654776" calcext:value-type="float">
            <text:p>2.71654776</text:p>
          </table:table-cell>
          <table:table-cell office:value-type="float" office:value="2.71657074" calcext:value-type="float">
            <text:p>2.71657074</text:p>
          </table:table-cell>
          <table:table-cell office:value-type="float" office:value="2.71676604" calcext:value-type="float">
            <text:p>2.71676604</text:p>
          </table:table-cell>
          <table:table-cell office:value-type="float" office:value="2.71667673" calcext:value-type="float">
            <text:p>2.71667673</text:p>
          </table:table-cell>
          <table:table-cell office:value-type="float" office:value="2.7166559" calcext:value-type="float">
            <text:p>2.7166559</text:p>
          </table:table-cell>
          <table:table-cell office:value-type="float" office:value="2.71678752" calcext:value-type="float">
            <text:p>2.71678752</text:p>
          </table:table-cell>
          <table:table-cell office:value-type="float" office:value="2.7165847" calcext:value-type="float">
            <text:p>2.7165847</text:p>
          </table:table-cell>
          <table:table-cell office:value-type="float" office:value="2.71686084" calcext:value-type="float">
            <text:p>2.71686084</text:p>
          </table:table-cell>
          <table:table-cell office:value-type="float" office:value="2.71682964" calcext:value-type="float">
            <text:p>2.71682964</text:p>
          </table:table-cell>
          <table:table-cell office:value-type="float" office:value="2.71684186" calcext:value-type="float">
            <text:p>2.71684186</text:p>
          </table:table-cell>
          <table:table-cell office:value-type="float" office:value="2.71677711" calcext:value-type="float">
            <text:p>2.71677711</text:p>
          </table:table-cell>
          <table:table-cell office:value-type="float" office:value="2.71646033" calcext:value-type="float">
            <text:p>2.7164603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3026384" calcext:value-type="float">
            <text:p>2.73026384</text:p>
          </table:table-cell>
          <table:table-cell office:value-type="float" office:value="2.73036605" calcext:value-type="float">
            <text:p>2.73036605</text:p>
          </table:table-cell>
          <table:table-cell office:value-type="float" office:value="2.7303036" calcext:value-type="float">
            <text:p>2.7303036</text:p>
          </table:table-cell>
          <table:table-cell office:value-type="float" office:value="2.73042682" calcext:value-type="float">
            <text:p>2.73042682</text:p>
          </table:table-cell>
          <table:table-cell office:value-type="float" office:value="2.73041648" calcext:value-type="float">
            <text:p>2.73041648</text:p>
          </table:table-cell>
          <table:table-cell office:value-type="float" office:value="2.73034777" calcext:value-type="float">
            <text:p>2.73034777</text:p>
          </table:table-cell>
          <table:table-cell office:value-type="float" office:value="2.73041423" calcext:value-type="float">
            <text:p>2.73041423</text:p>
          </table:table-cell>
          <table:table-cell office:value-type="float" office:value="2.74559333" calcext:value-type="float">
            <text:p>2.74559333</text:p>
          </table:table-cell>
          <table:table-cell office:value-type="float" office:value="2.7454609" calcext:value-type="float">
            <text:p>2.7454609</text:p>
          </table:table-cell>
          <table:table-cell office:value-type="float" office:value="2.7456557" calcext:value-type="float">
            <text:p>2.7456557</text:p>
          </table:table-cell>
          <table:table-cell office:value-type="float" office:value="2.74552322" calcext:value-type="float">
            <text:p>2.74552322</text:p>
          </table:table-cell>
          <table:table-cell office:value-type="float" office:value="2.74557728" calcext:value-type="float">
            <text:p>2.74557728</text:p>
          </table:table-cell>
          <table:table-cell office:value-type="float" office:value="2.74549694" calcext:value-type="float">
            <text:p>2.74549694</text:p>
          </table:table-cell>
          <table:table-cell office:value-type="float" office:value="2.74557873" calcext:value-type="float">
            <text:p>2.74557873</text:p>
          </table:table-cell>
          <table:table-cell office:value-type="float" office:value="2.74560629" calcext:value-type="float">
            <text:p>2.74560629</text:p>
          </table:table-cell>
          <table:table-cell office:value-type="float" office:value="2.74570412" calcext:value-type="float">
            <text:p>2.74570412</text:p>
          </table:table-cell>
          <table:table-cell office:value-type="float" office:value="2.74546635" calcext:value-type="float">
            <text:p>2.74546635</text:p>
          </table:table-cell>
          <table:table-cell office:value-type="float" office:value="2.74558056" calcext:value-type="float">
            <text:p>2.74558056</text:p>
          </table:table-cell>
          <table:table-cell office:value-type="float" office:value="2.74568714" calcext:value-type="float">
            <text:p>2.74568714</text:p>
          </table:table-cell>
          <table:table-cell office:value-type="float" office:value="2.74563046" calcext:value-type="float">
            <text:p>2.74563046</text:p>
          </table:table-cell>
          <table:table-cell office:value-type="float" office:value="2.74556631" calcext:value-type="float">
            <text:p>2.74556631</text:p>
          </table:table-cell>
          <table:table-cell office:value-type="float" office:value="2.745793" calcext:value-type="float">
            <text:p>2.745793</text:p>
          </table:table-cell>
          <table:table-cell office:value-type="float" office:value="2.74565505" calcext:value-type="float">
            <text:p>2.74565505</text:p>
          </table:table-cell>
          <table:table-cell office:value-type="float" office:value="2.74580699" calcext:value-type="float">
            <text:p>2.7458069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3601941" calcext:value-type="float">
            <text:p>2.93601941</text:p>
          </table:table-cell>
          <table:table-cell office:value-type="float" office:value="2.93611179" calcext:value-type="float">
            <text:p>2.93611179</text:p>
          </table:table-cell>
          <table:table-cell office:value-type="float" office:value="2.93621709" calcext:value-type="float">
            <text:p>2.93621709</text:p>
          </table:table-cell>
          <table:table-cell office:value-type="float" office:value="2.93599672" calcext:value-type="float">
            <text:p>2.93599672</text:p>
          </table:table-cell>
          <table:table-cell office:value-type="float" office:value="2.93244728" calcext:value-type="float">
            <text:p>2.93244728</text:p>
          </table:table-cell>
          <table:table-cell office:value-type="float" office:value="2.93589746" calcext:value-type="float">
            <text:p>2.93589746</text:p>
          </table:table-cell>
          <table:table-cell office:value-type="float" office:value="4.37553948" calcext:value-type="float">
            <text:p>4.37553948</text:p>
          </table:table-cell>
          <table:table-cell office:value-type="float" office:value="4.37533138" calcext:value-type="float">
            <text:p>4.37533138</text:p>
          </table:table-cell>
          <table:table-cell office:value-type="float" office:value="4.37537535" calcext:value-type="float">
            <text:p>4.37537535</text:p>
          </table:table-cell>
          <table:table-cell office:value-type="float" office:value="4.37553115" calcext:value-type="float">
            <text:p>4.37553115</text:p>
          </table:table-cell>
          <table:table-cell office:value-type="float" office:value="4.37535534" calcext:value-type="float">
            <text:p>4.37535534</text:p>
          </table:table-cell>
          <table:table-cell office:value-type="float" office:value="4.3753734" calcext:value-type="float">
            <text:p>4.3753734</text:p>
          </table:table-cell>
          <table:table-cell office:value-type="float" office:value="4.375493" calcext:value-type="float">
            <text:p>4.375493</text:p>
          </table:table-cell>
          <table:table-cell office:value-type="float" office:value="4.37511591" calcext:value-type="float">
            <text:p>4.37511591</text:p>
          </table:table-cell>
          <table:table-cell office:value-type="float" office:value="4.37527481" calcext:value-type="float">
            <text:p>4.37527481</text:p>
          </table:table-cell>
          <table:table-cell office:value-type="float" office:value="4.37526852" calcext:value-type="float">
            <text:p>4.37526852</text:p>
          </table:table-cell>
          <table:table-cell office:value-type="float" office:value="4.37555582" calcext:value-type="float">
            <text:p>4.37555582</text:p>
          </table:table-cell>
          <table:table-cell office:value-type="float" office:value="4.37560251" calcext:value-type="float">
            <text:p>4.37560251</text:p>
          </table:table-cell>
          <table:table-cell office:value-type="float" office:value="4.37509429" calcext:value-type="float">
            <text:p>4.37509429</text:p>
          </table:table-cell>
          <table:table-cell office:value-type="float" office:value="4.37514431" calcext:value-type="float">
            <text:p>4.37514431</text:p>
          </table:table-cell>
          <table:table-cell office:value-type="float" office:value="4.37563984" calcext:value-type="float">
            <text:p>4.37563984</text:p>
          </table:table-cell>
          <table:table-cell office:value-type="float" office:value="4.37557571" calcext:value-type="float">
            <text:p>4.37557571</text:p>
          </table:table-cell>
          <table:table-cell office:value-type="float" office:value="4.37555159" calcext:value-type="float">
            <text:p>4.37555159</text:p>
          </table:table-cell>
          <table:table-cell office:value-type="float" office:value="4.37544554" calcext:value-type="float">
            <text:p>4.37544554</text:p>
          </table:table-cell>
          <table:table-cell office:value-type="float" office:value="4.37565817" calcext:value-type="float">
            <text:p>4.37565817</text:p>
          </table:table-cell>
          <table:table-cell office:value-type="float" office:value="4.37529596" calcext:value-type="float">
            <text:p>4.37529596</text:p>
          </table:table-cell>
          <table:table-cell office:value-type="float" office:value="4.37554163" calcext:value-type="float">
            <text:p>4.37554163</text:p>
          </table:table-cell>
          <table:table-cell office:value-type="float" office:value="4.37560278" calcext:value-type="float">
            <text:p>4.37560278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0450294" calcext:value-type="float">
            <text:p>3.00450294</text:p>
          </table:table-cell>
          <table:table-cell office:value-type="float" office:value="3.01699076" calcext:value-type="float">
            <text:p>3.01699076</text:p>
          </table:table-cell>
          <table:table-cell office:value-type="float" office:value="3.01710563" calcext:value-type="float">
            <text:p>3.01710563</text:p>
          </table:table-cell>
          <table:table-cell office:value-type="float" office:value="3.01706618" calcext:value-type="float">
            <text:p>3.01706618</text:p>
          </table:table-cell>
          <table:table-cell office:value-type="float" office:value="3.01730519" calcext:value-type="float">
            <text:p>3.01730519</text:p>
          </table:table-cell>
          <table:table-cell office:value-type="float" office:value="3.01719569" calcext:value-type="float">
            <text:p>3.01719569</text:p>
          </table:table-cell>
          <table:table-cell office:value-type="float" office:value="3.01708338" calcext:value-type="float">
            <text:p>3.01708338</text:p>
          </table:table-cell>
          <table:table-cell office:value-type="float" office:value="3.01728458" calcext:value-type="float">
            <text:p>3.01728458</text:p>
          </table:table-cell>
          <table:table-cell office:value-type="float" office:value="3.01713767" calcext:value-type="float">
            <text:p>3.01713767</text:p>
          </table:table-cell>
          <table:table-cell office:value-type="float" office:value="3.01738835" calcext:value-type="float">
            <text:p>3.01738835</text:p>
          </table:table-cell>
          <table:table-cell office:value-type="float" office:value="3.01716105" calcext:value-type="float">
            <text:p>3.01716105</text:p>
          </table:table-cell>
          <table:table-cell office:value-type="float" office:value="3.01739379" calcext:value-type="float">
            <text:p>3.01739379</text:p>
          </table:table-cell>
          <table:table-cell office:value-type="float" office:value="3.01724807" calcext:value-type="float">
            <text:p>3.01724807</text:p>
          </table:table-cell>
          <table:table-cell office:value-type="float" office:value="3.09473754" calcext:value-type="float">
            <text:p>3.09473754</text:p>
          </table:table-cell>
          <table:table-cell office:value-type="float" office:value="3.09470889" calcext:value-type="float">
            <text:p>3.09470889</text:p>
          </table:table-cell>
          <table:table-cell office:value-type="float" office:value="3.09458385" calcext:value-type="float">
            <text:p>3.09458385</text:p>
          </table:table-cell>
          <table:table-cell office:value-type="float" office:value="3.09474564" calcext:value-type="float">
            <text:p>3.09474564</text:p>
          </table:table-cell>
          <table:table-cell office:value-type="float" office:value="3.09461395" calcext:value-type="float">
            <text:p>3.09461395</text:p>
          </table:table-cell>
          <table:table-cell office:value-type="float" office:value="3.09481386" calcext:value-type="float">
            <text:p>3.09481386</text:p>
          </table:table-cell>
          <table:table-cell office:value-type="float" office:value="3.09495037" calcext:value-type="float">
            <text:p>3.09495037</text:p>
          </table:table-cell>
          <table:table-cell office:value-type="float" office:value="3.09467161" calcext:value-type="float">
            <text:p>3.09467161</text:p>
          </table:table-cell>
          <table:table-cell office:value-type="float" office:value="3.09483296" calcext:value-type="float">
            <text:p>3.09483296</text:p>
          </table:table-cell>
          <table:table-cell office:value-type="float" office:value="3.09482351" calcext:value-type="float">
            <text:p>3.09482351</text:p>
          </table:table-cell>
          <table:table-cell office:value-type="float" office:value="3.09503928" calcext:value-type="float">
            <text:p>3.09503928</text:p>
          </table:table-cell>
          <table:table-cell office:value-type="float" office:value="3.0947753" calcext:value-type="float">
            <text:p>3.0947753</text:p>
          </table:table-cell>
          <table:table-cell office:value-type="float" office:value="3.09503536" calcext:value-type="float">
            <text:p>3.09503536</text:p>
          </table:table-cell>
          <table:table-cell office:value-type="float" office:value="3.09476004" calcext:value-type="float">
            <text:p>3.09476004</text:p>
          </table:table-cell>
          <table:table-cell office:value-type="float" office:value="3.09497182" calcext:value-type="float">
            <text:p>3.09497182</text:p>
          </table:table-cell>
          <table:table-cell office:value-type="float" office:value="3.09493934" calcext:value-type="float">
            <text:p>3.09493934</text:p>
          </table:table-cell>
          <table:table-cell office:value-type="float" office:value="3.09498658" calcext:value-type="float">
            <text:p>3.09498658</text:p>
          </table:table-cell>
          <table:table-cell office:value-type="float" office:value="3.09499123" calcext:value-type="float">
            <text:p>3.09499123</text:p>
          </table:table-cell>
          <table:table-cell office:value-type="float" office:value="3.09486039" calcext:value-type="float">
            <text:p>3.09486039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04148491" calcext:value-type="float">
            <text:p>3.04148491</text:p>
          </table:table-cell>
          <table:table-cell office:value-type="float" office:value="3.03805674" calcext:value-type="float">
            <text:p>3.03805674</text:p>
          </table:table-cell>
          <table:table-cell office:value-type="float" office:value="3.04176112" calcext:value-type="float">
            <text:p>3.04176112</text:p>
          </table:table-cell>
          <table:table-cell office:value-type="float" office:value="3.04181725" calcext:value-type="float">
            <text:p>3.04181725</text:p>
          </table:table-cell>
          <table:table-cell office:value-type="float" office:value="3.041301" calcext:value-type="float">
            <text:p>3.041301</text:p>
          </table:table-cell>
          <table:table-cell office:value-type="float" office:value="3.03909543" calcext:value-type="float">
            <text:p>3.03909543</text:p>
          </table:table-cell>
          <table:table-cell office:value-type="float" office:value="3.04129007" calcext:value-type="float">
            <text:p>3.04129007</text:p>
          </table:table-cell>
          <table:table-cell office:value-type="float" office:value="3.05663165" calcext:value-type="float">
            <text:p>3.05663165</text:p>
          </table:table-cell>
          <table:table-cell office:value-type="float" office:value="3.04968243" calcext:value-type="float">
            <text:p>3.04968243</text:p>
          </table:table-cell>
          <table:table-cell office:value-type="float" office:value="3.05656581" calcext:value-type="float">
            <text:p>3.05656581</text:p>
          </table:table-cell>
          <table:table-cell office:value-type="float" office:value="3.05657547" calcext:value-type="float">
            <text:p>3.05657547</text:p>
          </table:table-cell>
          <table:table-cell office:value-type="float" office:value="3.05647089" calcext:value-type="float">
            <text:p>3.05647089</text:p>
          </table:table-cell>
          <table:table-cell office:value-type="float" office:value="3.09034995" calcext:value-type="float">
            <text:p>3.09034995</text:p>
          </table:table-cell>
          <table:table-cell office:value-type="float" office:value="3.09044201" calcext:value-type="float">
            <text:p>3.09044201</text:p>
          </table:table-cell>
          <table:table-cell office:value-type="float" office:value="3.09045692" calcext:value-type="float">
            <text:p>3.09045692</text:p>
          </table:table-cell>
          <table:table-cell office:value-type="float" office:value="3.09047827" calcext:value-type="float">
            <text:p>3.09047827</text:p>
          </table:table-cell>
          <table:table-cell office:value-type="float" office:value="3.09025191" calcext:value-type="float">
            <text:p>3.09025191</text:p>
          </table:table-cell>
          <table:table-cell office:value-type="float" office:value="3.09058437" calcext:value-type="float">
            <text:p>3.09058437</text:p>
          </table:table-cell>
          <table:table-cell office:value-type="float" office:value="3.09045091" calcext:value-type="float">
            <text:p>3.09045091</text:p>
          </table:table-cell>
          <table:table-cell office:value-type="float" office:value="3.08294834" calcext:value-type="float">
            <text:p>3.08294834</text:p>
          </table:table-cell>
          <table:table-cell office:value-type="float" office:value="3.09046218" calcext:value-type="float">
            <text:p>3.09046218</text:p>
          </table:table-cell>
          <table:table-cell office:value-type="float" office:value="3.08955346" calcext:value-type="float">
            <text:p>3.08955346</text:p>
          </table:table-cell>
          <table:table-cell office:value-type="float" office:value="3.10174061" calcext:value-type="float">
            <text:p>3.10174061</text:p>
          </table:table-cell>
          <table:table-cell office:value-type="float" office:value="3.10209732" calcext:value-type="float">
            <text:p>3.10209732</text:p>
          </table:table-cell>
          <table:table-cell office:value-type="float" office:value="3.10179683" calcext:value-type="float">
            <text:p>3.10179683</text:p>
          </table:table-cell>
          <table:table-cell office:value-type="float" office:value="3.10153698" calcext:value-type="float">
            <text:p>3.10153698</text:p>
          </table:table-cell>
          <table:table-cell office:value-type="float" office:value="3.10190726" calcext:value-type="float">
            <text:p>3.10190726</text:p>
          </table:table-cell>
          <table:table-cell office:value-type="float" office:value="3.10193771" calcext:value-type="float">
            <text:p>3.10193771</text:p>
          </table:table-cell>
          <table:table-cell office:value-type="float" office:value="3.10176677" calcext:value-type="float">
            <text:p>3.10176677</text:p>
          </table:table-cell>
          <table:table-cell office:value-type="float" office:value="3.1021696" calcext:value-type="float">
            <text:p>3.1021696</text:p>
          </table:table-cell>
          <table:table-cell office:value-type="float" office:value="3.10196156" calcext:value-type="float">
            <text:p>3.10196156</text:p>
          </table:table-cell>
          <table:table-cell office:value-type="float" office:value="3.1018681" calcext:value-type="float">
            <text:p>3.1018681</text:p>
          </table:table-cell>
          <table:table-cell office:value-type="float" office:value="3.10205719" calcext:value-type="float">
            <text:p>3.10205719</text:p>
          </table:table-cell>
          <table:table-cell office:value-type="float" office:value="3.10203078" calcext:value-type="float">
            <text:p>3.10203078</text:p>
          </table:table-cell>
          <table:table-cell office:value-type="float" office:value="3.10199105" calcext:value-type="float">
            <text:p>3.10199105</text:p>
          </table:table-cell>
          <table:table-cell office:value-type="float" office:value="3.10196371" calcext:value-type="float">
            <text:p>3.1019637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4991417" calcext:value-type="float">
            <text:p>2.94991417</text:p>
          </table:table-cell>
          <table:table-cell office:value-type="float" office:value="2.94985947" calcext:value-type="float">
            <text:p>2.94985947</text:p>
          </table:table-cell>
          <table:table-cell office:value-type="float" office:value="3.03669695" calcext:value-type="float">
            <text:p>3.03669695</text:p>
          </table:table-cell>
          <table:table-cell office:value-type="float" office:value="3.03647539" calcext:value-type="float">
            <text:p>3.03647539</text:p>
          </table:table-cell>
          <table:table-cell office:value-type="float" office:value="3.05785609" calcext:value-type="float">
            <text:p>3.05785609</text:p>
          </table:table-cell>
          <table:table-cell office:value-type="float" office:value="3.05560214" calcext:value-type="float">
            <text:p>3.05560214</text:p>
          </table:table-cell>
          <table:table-cell office:value-type="float" office:value="3.05758392" calcext:value-type="float">
            <text:p>3.05758392</text:p>
          </table:table-cell>
          <table:table-cell office:value-type="float" office:value="3.05752352" calcext:value-type="float">
            <text:p>3.05752352</text:p>
          </table:table-cell>
          <table:table-cell office:value-type="float" office:value="3.0577567" calcext:value-type="float">
            <text:p>3.0577567</text:p>
          </table:table-cell>
          <table:table-cell office:value-type="float" office:value="3.0576388" calcext:value-type="float">
            <text:p>3.0576388</text:p>
          </table:table-cell>
          <table:table-cell office:value-type="float" office:value="3.05790169" calcext:value-type="float">
            <text:p>3.05790169</text:p>
          </table:table-cell>
          <table:table-cell office:value-type="float" office:value="3.05783338" calcext:value-type="float">
            <text:p>3.05783338</text:p>
          </table:table-cell>
          <table:table-cell office:value-type="float" office:value="3.05798629" calcext:value-type="float">
            <text:p>3.05798629</text:p>
          </table:table-cell>
          <table:table-cell office:value-type="float" office:value="3.05765041" calcext:value-type="float">
            <text:p>3.05765041</text:p>
          </table:table-cell>
          <table:table-cell office:value-type="float" office:value="3.05754455" calcext:value-type="float">
            <text:p>3.05754455</text:p>
          </table:table-cell>
          <table:table-cell office:value-type="float" office:value="3.08253583" calcext:value-type="float">
            <text:p>3.08253583</text:p>
          </table:table-cell>
          <table:table-cell office:value-type="float" office:value="3.08256323" calcext:value-type="float">
            <text:p>3.08256323</text:p>
          </table:table-cell>
          <table:table-cell office:value-type="float" office:value="3.08250007" calcext:value-type="float">
            <text:p>3.08250007</text:p>
          </table:table-cell>
          <table:table-cell office:value-type="float" office:value="3.07019378" calcext:value-type="float">
            <text:p>3.07019378</text:p>
          </table:table-cell>
          <table:table-cell office:value-type="float" office:value="3.15054511" calcext:value-type="float">
            <text:p>3.15054511</text:p>
          </table:table-cell>
          <table:table-cell office:value-type="float" office:value="3.15042018" calcext:value-type="float">
            <text:p>3.15042018</text:p>
          </table:table-cell>
          <table:table-cell office:value-type="float" office:value="3.15077203" calcext:value-type="float">
            <text:p>3.15077203</text:p>
          </table:table-cell>
          <table:table-cell office:value-type="float" office:value="3.15089422" calcext:value-type="float">
            <text:p>3.15089422</text:p>
          </table:table-cell>
          <table:table-cell office:value-type="float" office:value="3.15069731" calcext:value-type="float">
            <text:p>3.15069731</text:p>
          </table:table-cell>
          <table:table-cell office:value-type="float" office:value="3.15074387" calcext:value-type="float">
            <text:p>3.15074387</text:p>
          </table:table-cell>
          <table:table-cell office:value-type="float" office:value="3.15076546" calcext:value-type="float">
            <text:p>3.15076546</text:p>
          </table:table-cell>
          <table:table-cell office:value-type="float" office:value="3.15093471" calcext:value-type="float">
            <text:p>3.15093471</text:p>
          </table:table-cell>
          <table:table-cell office:value-type="float" office:value="3.15076754" calcext:value-type="float">
            <text:p>3.15076754</text:p>
          </table:table-cell>
          <table:table-cell office:value-type="float" office:value="3.15068509" calcext:value-type="float">
            <text:p>3.15068509</text:p>
          </table:table-cell>
          <table:table-cell office:value-type="float" office:value="3.15050482" calcext:value-type="float">
            <text:p>3.15050482</text:p>
          </table:table-cell>
          <table:table-cell office:value-type="float" office:value="3.15075217" calcext:value-type="float">
            <text:p>3.15075217</text:p>
          </table:table-cell>
          <table:table-cell office:value-type="float" office:value="3.15097805" calcext:value-type="float">
            <text:p>3.15097805</text:p>
          </table:table-cell>
          <table:table-cell office:value-type="float" office:value="3.15089479" calcext:value-type="float">
            <text:p>3.15089479</text:p>
          </table:table-cell>
          <table:table-cell office:value-type="float" office:value="3.1510192" calcext:value-type="float">
            <text:p>3.1510192</text:p>
          </table:table-cell>
          <table:table-cell office:value-type="float" office:value="3.15090212" calcext:value-type="float">
            <text:p>3.15090212</text:p>
          </table:table-cell>
          <table:table-cell office:value-type="float" office:value="3.13830183" calcext:value-type="float">
            <text:p>3.13830183</text:p>
          </table:table-cell>
          <table:table-cell office:value-type="float" office:value="3.15103431" calcext:value-type="float">
            <text:p>3.15103431</text:p>
          </table:table-cell>
          <table:table-cell office:value-type="float" office:value="3.15075995" calcext:value-type="float">
            <text:p>3.15075995</text:p>
          </table:table-cell>
          <table:table-cell office:value-type="float" office:value="3.13867661" calcext:value-type="float">
            <text:p>3.13867661</text:p>
          </table:table-cell>
          <table:table-cell office:value-type="float" office:value="3.15082384" calcext:value-type="float">
            <text:p>3.1508238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706365" calcext:value-type="float">
            <text:p>3.1706365</text:p>
          </table:table-cell>
          <table:table-cell office:value-type="float" office:value="3.17068896" calcext:value-type="float">
            <text:p>3.17068896</text:p>
          </table:table-cell>
          <table:table-cell office:value-type="float" office:value="3.17076207" calcext:value-type="float">
            <text:p>3.17076207</text:p>
          </table:table-cell>
          <table:table-cell office:value-type="float" office:value="3.15808191" calcext:value-type="float">
            <text:p>3.15808191</text:p>
          </table:table-cell>
          <table:table-cell office:value-type="float" office:value="3.17088619" calcext:value-type="float">
            <text:p>3.17088619</text:p>
          </table:table-cell>
          <table:table-cell office:value-type="float" office:value="3.17075929" calcext:value-type="float">
            <text:p>3.17075929</text:p>
          </table:table-cell>
          <table:table-cell office:value-type="float" office:value="3.17073763" calcext:value-type="float">
            <text:p>3.17073763</text:p>
          </table:table-cell>
          <table:table-cell office:value-type="float" office:value="3.16147231" calcext:value-type="float">
            <text:p>3.16147231</text:p>
          </table:table-cell>
          <table:table-cell office:value-type="float" office:value="3.17064779" calcext:value-type="float">
            <text:p>3.17064779</text:p>
          </table:table-cell>
          <table:table-cell office:value-type="float" office:value="3.17062815" calcext:value-type="float">
            <text:p>3.17062815</text:p>
          </table:table-cell>
          <table:table-cell office:value-type="float" office:value="3.17086094" calcext:value-type="float">
            <text:p>3.17086094</text:p>
          </table:table-cell>
          <table:table-cell office:value-type="float" office:value="3.17959279" calcext:value-type="float">
            <text:p>3.17959279</text:p>
          </table:table-cell>
          <table:table-cell office:value-type="float" office:value="3.17954888" calcext:value-type="float">
            <text:p>3.17954888</text:p>
          </table:table-cell>
          <table:table-cell office:value-type="float" office:value="3.17032256" calcext:value-type="float">
            <text:p>3.17032256</text:p>
          </table:table-cell>
          <table:table-cell office:value-type="float" office:value="3.17979108" calcext:value-type="float">
            <text:p>3.17979108</text:p>
          </table:table-cell>
          <table:table-cell office:value-type="float" office:value="3.17923989" calcext:value-type="float">
            <text:p>3.17923989</text:p>
          </table:table-cell>
          <table:table-cell office:value-type="float" office:value="3.1797716" calcext:value-type="float">
            <text:p>3.1797716</text:p>
          </table:table-cell>
          <table:table-cell office:value-type="float" office:value="3.17968527" calcext:value-type="float">
            <text:p>3.17968527</text:p>
          </table:table-cell>
          <table:table-cell office:value-type="float" office:value="3.17957811" calcext:value-type="float">
            <text:p>3.17957811</text:p>
          </table:table-cell>
          <table:table-cell office:value-type="float" office:value="3.17979373" calcext:value-type="float">
            <text:p>3.17979373</text:p>
          </table:table-cell>
          <table:table-cell office:value-type="float" office:value="3.17979945" calcext:value-type="float">
            <text:p>3.17979945</text:p>
          </table:table-cell>
          <table:table-cell office:value-type="float" office:value="3.17956439" calcext:value-type="float">
            <text:p>3.17956439</text:p>
          </table:table-cell>
          <table:table-cell office:value-type="float" office:value="3.17983284" calcext:value-type="float">
            <text:p>3.17983284</text:p>
          </table:table-cell>
          <table:table-cell office:value-type="float" office:value="3.17969238" calcext:value-type="float">
            <text:p>3.17969238</text:p>
          </table:table-cell>
          <table:table-cell office:value-type="float" office:value="3.17978843" calcext:value-type="float">
            <text:p>3.17978843</text:p>
          </table:table-cell>
          <table:table-cell office:value-type="float" office:value="3.21206073" calcext:value-type="float">
            <text:p>3.21206073</text:p>
          </table:table-cell>
          <table:table-cell office:value-type="float" office:value="3.21234801" calcext:value-type="float">
            <text:p>3.21234801</text:p>
          </table:table-cell>
          <table:table-cell office:value-type="float" office:value="3.20303387" calcext:value-type="float">
            <text:p>3.20303387</text:p>
          </table:table-cell>
          <table:table-cell office:value-type="float" office:value="3.21188043" calcext:value-type="float">
            <text:p>3.21188043</text:p>
          </table:table-cell>
          <table:table-cell office:value-type="float" office:value="3.21253179" calcext:value-type="float">
            <text:p>3.21253179</text:p>
          </table:table-cell>
          <table:table-cell office:value-type="float" office:value="3.21244273" calcext:value-type="float">
            <text:p>3.21244273</text:p>
          </table:table-cell>
          <table:table-cell office:value-type="float" office:value="3.2122259" calcext:value-type="float">
            <text:p>3.2122259</text:p>
          </table:table-cell>
          <table:table-cell office:value-type="float" office:value="3.20777353" calcext:value-type="float">
            <text:p>3.20777353</text:p>
          </table:table-cell>
          <table:table-cell office:value-type="float" office:value="3.21255106" calcext:value-type="float">
            <text:p>3.21255106</text:p>
          </table:table-cell>
          <table:table-cell office:value-type="float" office:value="3.19997588" calcext:value-type="float">
            <text:p>3.19997588</text:p>
          </table:table-cell>
          <table:table-cell office:value-type="float" office:value="3.21261529" calcext:value-type="float">
            <text:p>3.21261529</text:p>
          </table:table-cell>
          <table:table-cell office:value-type="float" office:value="3.21233217" calcext:value-type="float">
            <text:p>3.21233217</text:p>
          </table:table-cell>
          <table:table-cell office:value-type="float" office:value="3.20023074" calcext:value-type="float">
            <text:p>3.20023074</text:p>
          </table:table-cell>
          <table:table-cell office:value-type="float" office:value="3.20012615" calcext:value-type="float">
            <text:p>3.20012615</text:p>
          </table:table-cell>
          <table:table-cell office:value-type="float" office:value="3.20011197" calcext:value-type="float">
            <text:p>3.20011197</text:p>
          </table:table-cell>
          <table:table-cell office:value-type="float" office:value="3.21262821" calcext:value-type="float">
            <text:p>3.21262821</text:p>
          </table:table-cell>
          <table:table-cell office:value-type="float" office:value="3.21238054" calcext:value-type="float">
            <text:p>3.21238054</text:p>
          </table:table-cell>
          <table:table-cell office:value-type="float" office:value="3.20012161" calcext:value-type="float">
            <text:p>3.20012161</text:p>
          </table:table-cell>
          <table:table-cell office:value-type="float" office:value="3.21260885" calcext:value-type="float">
            <text:p>3.212608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07597847" calcext:value-type="float">
            <text:p>3.07597847</text:p>
          </table:table-cell>
          <table:table-cell office:value-type="float" office:value="3.07591563" calcext:value-type="float">
            <text:p>3.07591563</text:p>
          </table:table-cell>
          <table:table-cell office:value-type="float" office:value="3.09358866" calcext:value-type="float">
            <text:p>3.09358866</text:p>
          </table:table-cell>
          <table:table-cell office:value-type="float" office:value="3.09356911" calcext:value-type="float">
            <text:p>3.09356911</text:p>
          </table:table-cell>
          <table:table-cell office:value-type="float" office:value="3.09327335" calcext:value-type="float">
            <text:p>3.09327335</text:p>
          </table:table-cell>
          <table:table-cell office:value-type="float" office:value="3.20462883" calcext:value-type="float">
            <text:p>3.20462883</text:p>
          </table:table-cell>
          <table:table-cell office:value-type="float" office:value="3.19795385" calcext:value-type="float">
            <text:p>3.19795385</text:p>
          </table:table-cell>
          <table:table-cell office:value-type="float" office:value="3.20637251" calcext:value-type="float">
            <text:p>3.20637251</text:p>
          </table:table-cell>
          <table:table-cell office:value-type="float" office:value="3.20632139" calcext:value-type="float">
            <text:p>3.20632139</text:p>
          </table:table-cell>
          <table:table-cell office:value-type="float" office:value="3.19797916" calcext:value-type="float">
            <text:p>3.19797916</text:p>
          </table:table-cell>
          <table:table-cell office:value-type="float" office:value="3.20845465" calcext:value-type="float">
            <text:p>3.20845465</text:p>
          </table:table-cell>
          <table:table-cell office:value-type="float" office:value="3.20838526" calcext:value-type="float">
            <text:p>3.20838526</text:p>
          </table:table-cell>
          <table:table-cell office:value-type="float" office:value="3.2085036" calcext:value-type="float">
            <text:p>3.2085036</text:p>
          </table:table-cell>
          <table:table-cell office:value-type="float" office:value="3.20847992" calcext:value-type="float">
            <text:p>3.20847992</text:p>
          </table:table-cell>
          <table:table-cell office:value-type="float" office:value="3.21577975" calcext:value-type="float">
            <text:p>3.21577975</text:p>
          </table:table-cell>
          <table:table-cell office:value-type="float" office:value="3.2071323" calcext:value-type="float">
            <text:p>3.2071323</text:p>
          </table:table-cell>
          <table:table-cell office:value-type="float" office:value="3.21551021" calcext:value-type="float">
            <text:p>3.21551021</text:p>
          </table:table-cell>
          <table:table-cell office:value-type="float" office:value="3.19833415" calcext:value-type="float">
            <text:p>3.19833415</text:p>
          </table:table-cell>
          <table:table-cell office:value-type="float" office:value="3.21571667" calcext:value-type="float">
            <text:p>3.21571667</text:p>
          </table:table-cell>
          <table:table-cell office:value-type="float" office:value="3.2158365" calcext:value-type="float">
            <text:p>3.2158365</text:p>
          </table:table-cell>
          <table:table-cell office:value-type="float" office:value="3.19812541" calcext:value-type="float">
            <text:p>3.19812541</text:p>
          </table:table-cell>
          <table:table-cell office:value-type="float" office:value="3.20320093" calcext:value-type="float">
            <text:p>3.20320093</text:p>
          </table:table-cell>
          <table:table-cell office:value-type="float" office:value="3.21596788" calcext:value-type="float">
            <text:p>3.21596788</text:p>
          </table:table-cell>
          <table:table-cell office:value-type="float" office:value="3.21601605" calcext:value-type="float">
            <text:p>3.21601605</text:p>
          </table:table-cell>
          <table:table-cell office:value-type="float" office:value="3.21584642" calcext:value-type="float">
            <text:p>3.21584642</text:p>
          </table:table-cell>
          <table:table-cell office:value-type="float" office:value="3.21611098" calcext:value-type="float">
            <text:p>3.21611098</text:p>
          </table:table-cell>
          <table:table-cell office:value-type="float" office:value="3.20324155" calcext:value-type="float">
            <text:p>3.20324155</text:p>
          </table:table-cell>
          <table:table-cell office:value-type="float" office:value="3.21601859" calcext:value-type="float">
            <text:p>3.21601859</text:p>
          </table:table-cell>
          <table:table-cell office:value-type="float" office:value="3.21589264" calcext:value-type="float">
            <text:p>3.21589264</text:p>
          </table:table-cell>
          <table:table-cell office:value-type="float" office:value="3.20323891" calcext:value-type="float">
            <text:p>3.20323891</text:p>
          </table:table-cell>
          <table:table-cell office:value-type="float" office:value="3.21612437" calcext:value-type="float">
            <text:p>3.21612437</text:p>
          </table:table-cell>
          <table:table-cell office:value-type="float" office:value="3.21598004" calcext:value-type="float">
            <text:p>3.21598004</text:p>
          </table:table-cell>
          <table:table-cell office:value-type="float" office:value="3.20322444" calcext:value-type="float">
            <text:p>3.20322444</text:p>
          </table:table-cell>
          <table:table-cell office:value-type="float" office:value="3.21589992" calcext:value-type="float">
            <text:p>3.21589992</text:p>
          </table:table-cell>
          <table:table-cell office:value-type="float" office:value="3.2247294" calcext:value-type="float">
            <text:p>3.2247294</text:p>
          </table:table-cell>
          <table:table-cell office:value-type="float" office:value="3.22498953" calcext:value-type="float">
            <text:p>3.22498953</text:p>
          </table:table-cell>
          <table:table-cell office:value-type="float" office:value="3.22508567" calcext:value-type="float">
            <text:p>3.22508567</text:p>
          </table:table-cell>
          <table:table-cell office:value-type="float" office:value="3.21203654" calcext:value-type="float">
            <text:p>3.21203654</text:p>
          </table:table-cell>
          <table:table-cell office:value-type="float" office:value="3.22496547" calcext:value-type="float">
            <text:p>3.22496547</text:p>
          </table:table-cell>
          <table:table-cell office:value-type="float" office:value="3.22473186" calcext:value-type="float">
            <text:p>3.22473186</text:p>
          </table:table-cell>
          <table:table-cell office:value-type="float" office:value="3.22512499" calcext:value-type="float">
            <text:p>3.22512499</text:p>
          </table:table-cell>
          <table:table-cell office:value-type="float" office:value="3.22485635" calcext:value-type="float">
            <text:p>3.22485635</text:p>
          </table:table-cell>
          <table:table-cell office:value-type="float" office:value="3.2248881" calcext:value-type="float">
            <text:p>3.2248881</text:p>
          </table:table-cell>
          <table:table-cell office:value-type="float" office:value="3.22514424" calcext:value-type="float">
            <text:p>3.22514424</text:p>
          </table:table-cell>
          <table:table-cell office:value-type="float" office:value="3.21239088" calcext:value-type="float">
            <text:p>3.21239088</text:p>
          </table:table-cell>
          <table:table-cell office:value-type="float" office:value="3.21644853" calcext:value-type="float">
            <text:p>3.21644853</text:p>
          </table:table-cell>
          <table:table-cell office:value-type="float" office:value="3.22480206" calcext:value-type="float">
            <text:p>3.22480206</text:p>
          </table:table-cell>
          <table:table-cell office:value-type="float" office:value="3.22507775" calcext:value-type="float">
            <text:p>3.225077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4133068" calcext:value-type="float">
            <text:p>2.6413306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4309871" calcext:value-type="float">
            <text:p>2.64309871</text:p>
          </table:table-cell>
          <table:table-cell office:value-type="float" office:value="2.64346332" calcext:value-type="float">
            <text:p>2.64346332</text:p>
          </table:table-cell>
          <table:table-cell office:value-type="float" office:value="2.64329988" calcext:value-type="float">
            <text:p>2.64329988</text:p>
          </table:table-cell>
          <table:table-cell office:value-type="float" office:value="2.64349841" calcext:value-type="float">
            <text:p>2.64349841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3484155" calcext:value-type="float">
            <text:p>2.63484155</text:p>
          </table:table-cell>
          <table:table-cell office:value-type="float" office:value="2.63524475" calcext:value-type="float">
            <text:p>2.63524475</text:p>
          </table:table-cell>
          <table:table-cell office:value-type="float" office:value="2.63984947" calcext:value-type="float">
            <text:p>2.63984947</text:p>
          </table:table-cell>
          <table:table-cell office:value-type="float" office:value="2.63943325" calcext:value-type="float">
            <text:p>2.63943325</text:p>
          </table:table-cell>
          <table:table-cell office:value-type="float" office:value="2.63985198" calcext:value-type="float">
            <text:p>2.63985198</text:p>
          </table:table-cell>
          <table:table-cell office:value-type="float" office:value="2.63994304" calcext:value-type="float">
            <text:p>2.63994304</text:p>
          </table:table-cell>
          <table:table-cell office:value-type="float" office:value="2.63976621" calcext:value-type="float">
            <text:p>2.63976621</text:p>
          </table:table-cell>
          <table:table-cell office:value-type="float" office:value="2.63969149" calcext:value-type="float">
            <text:p>2.6396914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012917" calcext:value-type="float">
            <text:p>2.65012917</text:p>
          </table:table-cell>
          <table:table-cell office:value-type="float" office:value="2.65174605" calcext:value-type="float">
            <text:p>2.65174605</text:p>
          </table:table-cell>
          <table:table-cell office:value-type="float" office:value="2.73984191" calcext:value-type="float">
            <text:p>2.73984191</text:p>
          </table:table-cell>
          <table:table-cell office:value-type="float" office:value="2.73953299" calcext:value-type="float">
            <text:p>2.73953299</text:p>
          </table:table-cell>
          <table:table-cell office:value-type="float" office:value="2.73969935" calcext:value-type="float">
            <text:p>2.73969935</text:p>
          </table:table-cell>
          <table:table-cell office:value-type="float" office:value="2.74019904" calcext:value-type="float">
            <text:p>2.74019904</text:p>
          </table:table-cell>
          <table:table-cell office:value-type="float" office:value="2.7398241" calcext:value-type="float">
            <text:p>2.7398241</text:p>
          </table:table-cell>
          <table:table-cell office:value-type="float" office:value="2.74027083" calcext:value-type="float">
            <text:p>2.74027083</text:p>
          </table:table-cell>
          <table:table-cell office:value-type="float" office:value="2.73937227" calcext:value-type="float">
            <text:p>2.73937227</text:p>
          </table:table-cell>
          <table:table-cell office:value-type="float" office:value="2.74027334" calcext:value-type="float">
            <text:p>2.74027334</text:p>
          </table:table-cell>
          <table:table-cell office:value-type="float" office:value="2.74023402" calcext:value-type="float">
            <text:p>2.74023402</text:p>
          </table:table-cell>
          <table:table-cell office:value-type="float" office:value="2.7403251" calcext:value-type="float">
            <text:p>2.740325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7675035" calcext:value-type="float">
            <text:p>2.67675035</text:p>
          </table:table-cell>
          <table:table-cell office:value-type="float" office:value="2.68129368" calcext:value-type="float">
            <text:p>2.68129368</text:p>
          </table:table-cell>
          <table:table-cell office:value-type="float" office:value="2.68135211" calcext:value-type="float">
            <text:p>2.68135211</text:p>
          </table:table-cell>
          <table:table-cell office:value-type="float" office:value="2.68123187" calcext:value-type="float">
            <text:p>2.68123187</text:p>
          </table:table-cell>
          <table:table-cell office:value-type="float" office:value="2.68119142" calcext:value-type="float">
            <text:p>2.68119142</text:p>
          </table:table-cell>
          <table:table-cell office:value-type="float" office:value="2.68129078" calcext:value-type="float">
            <text:p>2.68129078</text:p>
          </table:table-cell>
          <table:table-cell office:value-type="float" office:value="2.68124935" calcext:value-type="float">
            <text:p>2.68124935</text:p>
          </table:table-cell>
          <table:table-cell office:value-type="float" office:value="2.68125353" calcext:value-type="float">
            <text:p>2.68125353</text:p>
          </table:table-cell>
          <table:table-cell office:value-type="float" office:value="2.68120691" calcext:value-type="float">
            <text:p>2.68120691</text:p>
          </table:table-cell>
          <table:table-cell office:value-type="float" office:value="2.68137038" calcext:value-type="float">
            <text:p>2.68137038</text:p>
          </table:table-cell>
          <table:table-cell office:value-type="float" office:value="2.68136546" calcext:value-type="float">
            <text:p>2.68136546</text:p>
          </table:table-cell>
          <table:table-cell office:value-type="float" office:value="2.72236436" calcext:value-type="float">
            <text:p>2.72236436</text:p>
          </table:table-cell>
          <table:table-cell office:value-type="float" office:value="2.72240295" calcext:value-type="float">
            <text:p>2.72240295</text:p>
          </table:table-cell>
          <table:table-cell office:value-type="float" office:value="2.72235735" calcext:value-type="float">
            <text:p>2.72235735</text:p>
          </table:table-cell>
          <table:table-cell office:value-type="float" office:value="2.72243262" calcext:value-type="float">
            <text:p>2.72243262</text:p>
          </table:table-cell>
          <table:table-cell office:value-type="float" office:value="2.72232279" calcext:value-type="float">
            <text:p>2.72232279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0753711" calcext:value-type="float">
            <text:p>2.70753711</text:p>
          </table:table-cell>
          <table:table-cell office:value-type="float" office:value="2.715758" calcext:value-type="float">
            <text:p>2.715758</text:p>
          </table:table-cell>
          <table:table-cell office:value-type="float" office:value="2.71576595" calcext:value-type="float">
            <text:p>2.71576595</text:p>
          </table:table-cell>
          <table:table-cell office:value-type="float" office:value="2.71706576" calcext:value-type="float">
            <text:p>2.71706576</text:p>
          </table:table-cell>
          <table:table-cell office:value-type="float" office:value="2.71783959" calcext:value-type="float">
            <text:p>2.71783959</text:p>
          </table:table-cell>
          <table:table-cell office:value-type="float" office:value="2.71788698" calcext:value-type="float">
            <text:p>2.71788698</text:p>
          </table:table-cell>
          <table:table-cell office:value-type="float" office:value="2.71805876" calcext:value-type="float">
            <text:p>2.71805876</text:p>
          </table:table-cell>
          <table:table-cell office:value-type="float" office:value="2.71751797" calcext:value-type="float">
            <text:p>2.71751797</text:p>
          </table:table-cell>
          <table:table-cell office:value-type="float" office:value="2.71805841" calcext:value-type="float">
            <text:p>2.71805841</text:p>
          </table:table-cell>
          <table:table-cell office:value-type="float" office:value="2.71808879" calcext:value-type="float">
            <text:p>2.71808879</text:p>
          </table:table-cell>
          <table:table-cell office:value-type="float" office:value="2.71805654" calcext:value-type="float">
            <text:p>2.71805654</text:p>
          </table:table-cell>
          <table:table-cell office:value-type="float" office:value="2.7180724" calcext:value-type="float">
            <text:p>2.7180724</text:p>
          </table:table-cell>
          <table:table-cell office:value-type="float" office:value="2.71779309" calcext:value-type="float">
            <text:p>2.71779309</text:p>
          </table:table-cell>
          <table:table-cell office:value-type="float" office:value="2.71794028" calcext:value-type="float">
            <text:p>2.71794028</text:p>
          </table:table-cell>
          <table:table-cell office:value-type="float" office:value="2.71814356" calcext:value-type="float">
            <text:p>2.71814356</text:p>
          </table:table-cell>
          <table:table-cell office:value-type="float" office:value="2.72463935" calcext:value-type="float">
            <text:p>2.72463935</text:p>
          </table:table-cell>
          <table:table-cell office:value-type="float" office:value="2.72446295" calcext:value-type="float">
            <text:p>2.72446295</text:p>
          </table:table-cell>
          <table:table-cell office:value-type="float" office:value="2.72436101" calcext:value-type="float">
            <text:p>2.72436101</text:p>
          </table:table-cell>
          <table:table-cell office:value-type="float" office:value="2.72450228" calcext:value-type="float">
            <text:p>2.72450228</text:p>
          </table:table-cell>
          <table:table-cell office:value-type="float" office:value="2.72414858" calcext:value-type="float">
            <text:p>2.72414858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384455" calcext:value-type="float">
            <text:p>2.7384455</text:p>
          </table:table-cell>
          <table:table-cell office:value-type="float" office:value="2.73847258" calcext:value-type="float">
            <text:p>2.73847258</text:p>
          </table:table-cell>
          <table:table-cell office:value-type="float" office:value="2.73843675" calcext:value-type="float">
            <text:p>2.73843675</text:p>
          </table:table-cell>
          <table:table-cell office:value-type="float" office:value="2.73824103" calcext:value-type="float">
            <text:p>2.73824103</text:p>
          </table:table-cell>
          <table:table-cell office:value-type="float" office:value="2.73849974" calcext:value-type="float">
            <text:p>2.73849974</text:p>
          </table:table-cell>
          <table:table-cell office:value-type="float" office:value="2.74178511" calcext:value-type="float">
            <text:p>2.74178511</text:p>
          </table:table-cell>
          <table:table-cell office:value-type="float" office:value="2.74164693" calcext:value-type="float">
            <text:p>2.74164693</text:p>
          </table:table-cell>
          <table:table-cell office:value-type="float" office:value="2.74152282" calcext:value-type="float">
            <text:p>2.74152282</text:p>
          </table:table-cell>
          <table:table-cell office:value-type="float" office:value="2.74193028" calcext:value-type="float">
            <text:p>2.74193028</text:p>
          </table:table-cell>
          <table:table-cell office:value-type="float" office:value="2.74154175" calcext:value-type="float">
            <text:p>2.74154175</text:p>
          </table:table-cell>
          <table:table-cell office:value-type="float" office:value="2.74190249" calcext:value-type="float">
            <text:p>2.74190249</text:p>
          </table:table-cell>
          <table:table-cell office:value-type="float" office:value="2.74438824" calcext:value-type="float">
            <text:p>2.74438824</text:p>
          </table:table-cell>
          <table:table-cell office:value-type="float" office:value="2.74447067" calcext:value-type="float">
            <text:p>2.74447067</text:p>
          </table:table-cell>
          <table:table-cell office:value-type="float" office:value="2.74471865" calcext:value-type="float">
            <text:p>2.74471865</text:p>
          </table:table-cell>
          <table:table-cell office:value-type="float" office:value="2.74476635" calcext:value-type="float">
            <text:p>2.74476635</text:p>
          </table:table-cell>
          <table:table-cell office:value-type="float" office:value="2.74476969" calcext:value-type="float">
            <text:p>2.74476969</text:p>
          </table:table-cell>
          <table:table-cell office:value-type="float" office:value="2.74443656" calcext:value-type="float">
            <text:p>2.74443656</text:p>
          </table:table-cell>
          <table:table-cell office:value-type="float" office:value="2.75592087" calcext:value-type="float">
            <text:p>2.75592087</text:p>
          </table:table-cell>
          <table:table-cell office:value-type="float" office:value="2.75628506" calcext:value-type="float">
            <text:p>2.75628506</text:p>
          </table:table-cell>
          <table:table-cell office:value-type="float" office:value="2.75622983" calcext:value-type="float">
            <text:p>2.75622983</text:p>
          </table:table-cell>
          <table:table-cell office:value-type="float" office:value="2.75632157" calcext:value-type="float">
            <text:p>2.75632157</text:p>
          </table:table-cell>
          <table:table-cell office:value-type="float" office:value="2.75631819" calcext:value-type="float">
            <text:p>2.75631819</text:p>
          </table:table-cell>
          <table:table-cell office:value-type="float" office:value="2.75623293" calcext:value-type="float">
            <text:p>2.75623293</text:p>
          </table:table-cell>
          <table:table-cell office:value-type="float" office:value="2.75626555" calcext:value-type="float">
            <text:p>2.756265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70264248" calcext:value-type="float">
            <text:p>2.70264248</text:p>
          </table:table-cell>
          <table:table-cell office:value-type="float" office:value="3.01300591" calcext:value-type="float">
            <text:p>3.01300591</text:p>
          </table:table-cell>
          <table:table-cell office:value-type="float" office:value="3.01284917" calcext:value-type="float">
            <text:p>3.01284917</text:p>
          </table:table-cell>
          <table:table-cell office:value-type="float" office:value="3.01302431" calcext:value-type="float">
            <text:p>3.01302431</text:p>
          </table:table-cell>
          <table:table-cell office:value-type="float" office:value="3.01264743" calcext:value-type="float">
            <text:p>3.01264743</text:p>
          </table:table-cell>
          <table:table-cell office:value-type="float" office:value="3.01292242" calcext:value-type="float">
            <text:p>3.01292242</text:p>
          </table:table-cell>
          <table:table-cell office:value-type="float" office:value="3.01290562" calcext:value-type="float">
            <text:p>3.01290562</text:p>
          </table:table-cell>
          <table:table-cell office:value-type="float" office:value="3.01312854" calcext:value-type="float">
            <text:p>3.01312854</text:p>
          </table:table-cell>
          <table:table-cell office:value-type="float" office:value="3.007415" calcext:value-type="float">
            <text:p>3.007415</text:p>
          </table:table-cell>
          <table:table-cell office:value-type="float" office:value="3.00756632" calcext:value-type="float">
            <text:p>3.00756632</text:p>
          </table:table-cell>
          <table:table-cell office:value-type="float" office:value="3.01296781" calcext:value-type="float">
            <text:p>3.01296781</text:p>
          </table:table-cell>
          <table:table-cell office:value-type="float" office:value="3.01296137" calcext:value-type="float">
            <text:p>3.01296137</text:p>
          </table:table-cell>
          <table:table-cell office:value-type="float" office:value="3.01291705" calcext:value-type="float">
            <text:p>3.01291705</text:p>
          </table:table-cell>
          <table:table-cell office:value-type="float" office:value="3.01303856" calcext:value-type="float">
            <text:p>3.01303856</text:p>
          </table:table-cell>
          <table:table-cell office:value-type="float" office:value="3.01297229" calcext:value-type="float">
            <text:p>3.01297229</text:p>
          </table:table-cell>
          <table:table-cell office:value-type="float" office:value="3.01298034" calcext:value-type="float">
            <text:p>3.01298034</text:p>
          </table:table-cell>
          <table:table-cell office:value-type="float" office:value="3.01295641" calcext:value-type="float">
            <text:p>3.01295641</text:p>
          </table:table-cell>
          <table:table-cell office:value-type="float" office:value="3.01311112" calcext:value-type="float">
            <text:p>3.01311112</text:p>
          </table:table-cell>
          <table:table-cell office:value-type="float" office:value="3.01312771" calcext:value-type="float">
            <text:p>3.01312771</text:p>
          </table:table-cell>
          <table:table-cell office:value-type="float" office:value="3.0130403" calcext:value-type="float">
            <text:p>3.0130403</text:p>
          </table:table-cell>
          <table:table-cell office:value-type="float" office:value="3.01323139" calcext:value-type="float">
            <text:p>3.01323139</text:p>
          </table:table-cell>
          <table:table-cell office:value-type="float" office:value="3.0131152" calcext:value-type="float">
            <text:p>3.0131152</text:p>
          </table:table-cell>
          <table:table-cell office:value-type="float" office:value="3.01307855" calcext:value-type="float">
            <text:p>3.01307855</text:p>
          </table:table-cell>
          <table:table-cell office:value-type="float" office:value="3.00066694" calcext:value-type="float">
            <text:p>3.00066694</text:p>
          </table:table-cell>
          <table:table-cell office:value-type="float" office:value="3.01324292" calcext:value-type="float">
            <text:p>3.01324292</text:p>
          </table:table-cell>
          <table:table-cell office:value-type="float" office:value="3.00041592" calcext:value-type="float">
            <text:p>3.00041592</text:p>
          </table:table-cell>
          <table:table-cell office:value-type="float" office:value="3.01314231" calcext:value-type="float">
            <text:p>3.01314231</text:p>
          </table:table-cell>
          <table:table-cell office:value-type="float" office:value="3.01327522" calcext:value-type="float">
            <text:p>3.0132752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8412991" calcext:value-type="float">
            <text:p>2.98412991</text:p>
          </table:table-cell>
          <table:table-cell office:value-type="float" office:value="2.98400495" calcext:value-type="float">
            <text:p>2.98400495</text:p>
          </table:table-cell>
          <table:table-cell office:value-type="float" office:value="2.98369302" calcext:value-type="float">
            <text:p>2.98369302</text:p>
          </table:table-cell>
          <table:table-cell office:value-type="float" office:value="2.98396979" calcext:value-type="float">
            <text:p>2.98396979</text:p>
          </table:table-cell>
          <table:table-cell office:value-type="float" office:value="2.98391397" calcext:value-type="float">
            <text:p>2.98391397</text:p>
          </table:table-cell>
          <table:table-cell office:value-type="float" office:value="2.98404224" calcext:value-type="float">
            <text:p>2.98404224</text:p>
          </table:table-cell>
          <table:table-cell office:value-type="float" office:value="2.97164411" calcext:value-type="float">
            <text:p>2.97164411</text:p>
          </table:table-cell>
          <table:table-cell office:value-type="float" office:value="3.00250224" calcext:value-type="float">
            <text:p>3.00250224</text:p>
          </table:table-cell>
          <table:table-cell office:value-type="float" office:value="3.00239563" calcext:value-type="float">
            <text:p>3.00239563</text:p>
          </table:table-cell>
          <table:table-cell office:value-type="float" office:value="3.00251026" calcext:value-type="float">
            <text:p>3.00251026</text:p>
          </table:table-cell>
          <table:table-cell office:value-type="float" office:value="3.00243133" calcext:value-type="float">
            <text:p>3.00243133</text:p>
          </table:table-cell>
          <table:table-cell office:value-type="float" office:value="2.99580975" calcext:value-type="float">
            <text:p>2.99580975</text:p>
          </table:table-cell>
          <table:table-cell office:value-type="float" office:value="3.00222363" calcext:value-type="float">
            <text:p>3.00222363</text:p>
          </table:table-cell>
          <table:table-cell office:value-type="float" office:value="3.00248503" calcext:value-type="float">
            <text:p>3.00248503</text:p>
          </table:table-cell>
          <table:table-cell office:value-type="float" office:value="3.00230537" calcext:value-type="float">
            <text:p>3.00230537</text:p>
          </table:table-cell>
          <table:table-cell office:value-type="float" office:value="3.0025376" calcext:value-type="float">
            <text:p>3.0025376</text:p>
          </table:table-cell>
          <table:table-cell office:value-type="float" office:value="3.00260173" calcext:value-type="float">
            <text:p>3.00260173</text:p>
          </table:table-cell>
          <table:table-cell office:value-type="float" office:value="3.00215858" calcext:value-type="float">
            <text:p>3.00215858</text:p>
          </table:table-cell>
          <table:table-cell office:value-type="float" office:value="2.99312103" calcext:value-type="float">
            <text:p>2.99312103</text:p>
          </table:table-cell>
          <table:table-cell office:value-type="float" office:value="3.00265085" calcext:value-type="float">
            <text:p>3.00265085</text:p>
          </table:table-cell>
          <table:table-cell office:value-type="float" office:value="3.00268632" calcext:value-type="float">
            <text:p>3.00268632</text:p>
          </table:table-cell>
          <table:table-cell office:value-type="float" office:value="3.0025431" calcext:value-type="float">
            <text:p>3.0025431</text:p>
          </table:table-cell>
          <table:table-cell office:value-type="float" office:value="3.00254312" calcext:value-type="float">
            <text:p>3.00254312</text:p>
          </table:table-cell>
          <table:table-cell office:value-type="float" office:value="3.00250787" calcext:value-type="float">
            <text:p>3.00250787</text:p>
          </table:table-cell>
          <table:table-cell office:value-type="float" office:value="3.00267258" calcext:value-type="float">
            <text:p>3.00267258</text:p>
          </table:table-cell>
          <table:table-cell office:value-type="float" office:value="3.00269231" calcext:value-type="float">
            <text:p>3.00269231</text:p>
          </table:table-cell>
          <table:table-cell office:value-type="float" office:value="3.00276239" calcext:value-type="float">
            <text:p>3.00276239</text:p>
          </table:table-cell>
          <table:table-cell office:value-type="float" office:value="3.00266825" calcext:value-type="float">
            <text:p>3.00266825</text:p>
          </table:table-cell>
          <table:table-cell office:value-type="float" office:value="3.00227962" calcext:value-type="float">
            <text:p>3.00227962</text:p>
          </table:table-cell>
          <table:table-cell office:value-type="float" office:value="3.0027734" calcext:value-type="float">
            <text:p>3.0027734</text:p>
          </table:table-cell>
          <table:table-cell office:value-type="float" office:value="3.00417695" calcext:value-type="float">
            <text:p>3.00417695</text:p>
          </table:table-cell>
          <table:table-cell office:value-type="float" office:value="3.00393032" calcext:value-type="float">
            <text:p>3.00393032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5797714" calcext:value-type="float">
            <text:p>2.95797714</text:p>
          </table:table-cell>
          <table:table-cell office:value-type="float" office:value="2.95997847" calcext:value-type="float">
            <text:p>2.95997847</text:p>
          </table:table-cell>
          <table:table-cell office:value-type="float" office:value="3.02430189" calcext:value-type="float">
            <text:p>3.02430189</text:p>
          </table:table-cell>
          <table:table-cell office:value-type="float" office:value="3.01893882" calcext:value-type="float">
            <text:p>3.01893882</text:p>
          </table:table-cell>
          <table:table-cell office:value-type="float" office:value="3.04360001" calcext:value-type="float">
            <text:p>3.04360001</text:p>
          </table:table-cell>
          <table:table-cell office:value-type="float" office:value="3.0563474" calcext:value-type="float">
            <text:p>3.0563474</text:p>
          </table:table-cell>
          <table:table-cell office:value-type="float" office:value="3.05658482" calcext:value-type="float">
            <text:p>3.05658482</text:p>
          </table:table-cell>
          <table:table-cell office:value-type="float" office:value="3.05639161" calcext:value-type="float">
            <text:p>3.05639161</text:p>
          </table:table-cell>
          <table:table-cell office:value-type="float" office:value="3.05663136" calcext:value-type="float">
            <text:p>3.05663136</text:p>
          </table:table-cell>
          <table:table-cell office:value-type="float" office:value="3.05639753" calcext:value-type="float">
            <text:p>3.05639753</text:p>
          </table:table-cell>
          <table:table-cell office:value-type="float" office:value="3.05646931" calcext:value-type="float">
            <text:p>3.05646931</text:p>
          </table:table-cell>
          <table:table-cell office:value-type="float" office:value="3.05658311" calcext:value-type="float">
            <text:p>3.05658311</text:p>
          </table:table-cell>
          <table:table-cell office:value-type="float" office:value="3.05640142" calcext:value-type="float">
            <text:p>3.05640142</text:p>
          </table:table-cell>
          <table:table-cell office:value-type="float" office:value="3.05639499" calcext:value-type="float">
            <text:p>3.05639499</text:p>
          </table:table-cell>
          <table:table-cell office:value-type="float" office:value="3.05627712" calcext:value-type="float">
            <text:p>3.05627712</text:p>
          </table:table-cell>
          <table:table-cell office:value-type="float" office:value="3.05655934" calcext:value-type="float">
            <text:p>3.05655934</text:p>
          </table:table-cell>
          <table:table-cell office:value-type="float" office:value="3.05641334" calcext:value-type="float">
            <text:p>3.05641334</text:p>
          </table:table-cell>
          <table:table-cell office:value-type="float" office:value="3.05649732" calcext:value-type="float">
            <text:p>3.05649732</text:p>
          </table:table-cell>
          <table:table-cell office:value-type="float" office:value="3.0565057" calcext:value-type="float">
            <text:p>3.0565057</text:p>
          </table:table-cell>
          <table:table-cell office:value-type="float" office:value="3.05667651" calcext:value-type="float">
            <text:p>3.05667651</text:p>
          </table:table-cell>
          <table:table-cell office:value-type="float" office:value="3.05643243" calcext:value-type="float">
            <text:p>3.05643243</text:p>
          </table:table-cell>
          <table:table-cell office:value-type="float" office:value="3.05664662" calcext:value-type="float">
            <text:p>3.05664662</text:p>
          </table:table-cell>
          <table:table-cell office:value-type="float" office:value="3.05664694" calcext:value-type="float">
            <text:p>3.05664694</text:p>
          </table:table-cell>
          <table:table-cell office:value-type="float" office:value="3.05671747" calcext:value-type="float">
            <text:p>3.05671747</text:p>
          </table:table-cell>
          <table:table-cell office:value-type="float" office:value="3.05635136" calcext:value-type="float">
            <text:p>3.05635136</text:p>
          </table:table-cell>
          <table:table-cell office:value-type="float" office:value="3.05652063" calcext:value-type="float">
            <text:p>3.05652063</text:p>
          </table:table-cell>
          <table:table-cell office:value-type="float" office:value="3.05661956" calcext:value-type="float">
            <text:p>3.05661956</text:p>
          </table:table-cell>
          <table:table-cell office:value-type="float" office:value="3.04524457" calcext:value-type="float">
            <text:p>3.04524457</text:p>
          </table:table-cell>
          <table:table-cell office:value-type="float" office:value="3.05809168" calcext:value-type="float">
            <text:p>3.05809168</text:p>
          </table:table-cell>
          <table:table-cell office:value-type="float" office:value="3.05815838" calcext:value-type="float">
            <text:p>3.05815838</text:p>
          </table:table-cell>
          <table:table-cell office:value-type="float" office:value="3.05817004" calcext:value-type="float">
            <text:p>3.05817004</text:p>
          </table:table-cell>
          <table:table-cell office:value-type="float" office:value="3.05810148" calcext:value-type="float">
            <text:p>3.05810148</text:p>
          </table:table-cell>
          <table:table-cell office:value-type="float" office:value="3.05796393" calcext:value-type="float">
            <text:p>3.05796393</text:p>
          </table:table-cell>
          <table:table-cell office:value-type="float" office:value="3.05807081" calcext:value-type="float">
            <text:p>3.05807081</text:p>
          </table:table-cell>
          <table:table-cell office:value-type="float" office:value="3.05765828" calcext:value-type="float">
            <text:p>3.05765828</text:p>
          </table:table-cell>
          <table:table-cell office:value-type="float" office:value="3.05811144" calcext:value-type="float">
            <text:p>3.0581114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7158263" calcext:value-type="float">
            <text:p>3.07158263</text:p>
          </table:table-cell>
          <table:table-cell office:value-type="float" office:value="3.0631268" calcext:value-type="float">
            <text:p>3.0631268</text:p>
          </table:table-cell>
          <table:table-cell office:value-type="float" office:value="3.07178589" calcext:value-type="float">
            <text:p>3.07178589</text:p>
          </table:table-cell>
          <table:table-cell office:value-type="float" office:value="3.0717873" calcext:value-type="float">
            <text:p>3.0717873</text:p>
          </table:table-cell>
          <table:table-cell office:value-type="float" office:value="3.07177311" calcext:value-type="float">
            <text:p>3.07177311</text:p>
          </table:table-cell>
          <table:table-cell office:value-type="float" office:value="3.07161032" calcext:value-type="float">
            <text:p>3.07161032</text:p>
          </table:table-cell>
          <table:table-cell office:value-type="float" office:value="3.07182612" calcext:value-type="float">
            <text:p>3.07182612</text:p>
          </table:table-cell>
          <table:table-cell office:value-type="float" office:value="3.07180054" calcext:value-type="float">
            <text:p>3.07180054</text:p>
          </table:table-cell>
          <table:table-cell office:value-type="float" office:value="3.07184224" calcext:value-type="float">
            <text:p>3.07184224</text:p>
          </table:table-cell>
          <table:table-cell office:value-type="float" office:value="3.07184326" calcext:value-type="float">
            <text:p>3.07184326</text:p>
          </table:table-cell>
          <table:table-cell office:value-type="float" office:value="3.07177788" calcext:value-type="float">
            <text:p>3.07177788</text:p>
          </table:table-cell>
          <table:table-cell office:value-type="float" office:value="3.10100708" calcext:value-type="float">
            <text:p>3.10100708</text:p>
          </table:table-cell>
          <table:table-cell office:value-type="float" office:value="3.11877335" calcext:value-type="float">
            <text:p>3.11877335</text:p>
          </table:table-cell>
          <table:table-cell office:value-type="float" office:value="3.1189876" calcext:value-type="float">
            <text:p>3.1189876</text:p>
          </table:table-cell>
          <table:table-cell office:value-type="float" office:value="3.11883447" calcext:value-type="float">
            <text:p>3.11883447</text:p>
          </table:table-cell>
          <table:table-cell office:value-type="float" office:value="3.118999" calcext:value-type="float">
            <text:p>3.118999</text:p>
          </table:table-cell>
          <table:table-cell office:value-type="float" office:value="3.11898449" calcext:value-type="float">
            <text:p>3.11898449</text:p>
          </table:table-cell>
          <table:table-cell office:value-type="float" office:value="3.11889998" calcext:value-type="float">
            <text:p>3.11889998</text:p>
          </table:table-cell>
          <table:table-cell office:value-type="float" office:value="3.11887323" calcext:value-type="float">
            <text:p>3.11887323</text:p>
          </table:table-cell>
          <table:table-cell office:value-type="float" office:value="3.10613849" calcext:value-type="float">
            <text:p>3.10613849</text:p>
          </table:table-cell>
          <table:table-cell office:value-type="float" office:value="3.11002481" calcext:value-type="float">
            <text:p>3.11002481</text:p>
          </table:table-cell>
          <table:table-cell office:value-type="float" office:value="3.11907732" calcext:value-type="float">
            <text:p>3.11907732</text:p>
          </table:table-cell>
          <table:table-cell office:value-type="float" office:value="3.11900812" calcext:value-type="float">
            <text:p>3.11900812</text:p>
          </table:table-cell>
          <table:table-cell office:value-type="float" office:value="3.11874278" calcext:value-type="float">
            <text:p>3.11874278</text:p>
          </table:table-cell>
          <table:table-cell office:value-type="float" office:value="3.11893033" calcext:value-type="float">
            <text:p>3.11893033</text:p>
          </table:table-cell>
          <table:table-cell office:value-type="float" office:value="3.10634668" calcext:value-type="float">
            <text:p>3.10634668</text:p>
          </table:table-cell>
          <table:table-cell office:value-type="float" office:value="3.11908354" calcext:value-type="float">
            <text:p>3.11908354</text:p>
          </table:table-cell>
          <table:table-cell office:value-type="float" office:value="3.10141537" calcext:value-type="float">
            <text:p>3.10141537</text:p>
          </table:table-cell>
          <table:table-cell office:value-type="float" office:value="3.11883402" calcext:value-type="float">
            <text:p>3.11883402</text:p>
          </table:table-cell>
          <table:table-cell office:value-type="float" office:value="3.10615533" calcext:value-type="float">
            <text:p>3.10615533</text:p>
          </table:table-cell>
          <table:table-cell office:value-type="float" office:value="3.11917593" calcext:value-type="float">
            <text:p>3.11917593</text:p>
          </table:table-cell>
          <table:table-cell office:value-type="float" office:value="3.11913497" calcext:value-type="float">
            <text:p>3.11913497</text:p>
          </table:table-cell>
          <table:table-cell office:value-type="float" office:value="3.11920494" calcext:value-type="float">
            <text:p>3.11920494</text:p>
          </table:table-cell>
          <table:table-cell office:value-type="float" office:value="3.11913695" calcext:value-type="float">
            <text:p>3.11913695</text:p>
          </table:table-cell>
          <table:table-cell office:value-type="float" office:value="3.11903016" calcext:value-type="float">
            <text:p>3.11903016</text:p>
          </table:table-cell>
          <table:table-cell office:value-type="float" office:value="3.11886602" calcext:value-type="float">
            <text:p>3.11886602</text:p>
          </table:table-cell>
          <table:table-cell office:value-type="float" office:value="3.11912788" calcext:value-type="float">
            <text:p>3.11912788</text:p>
          </table:table-cell>
          <table:table-cell office:value-type="float" office:value="3.11904566" calcext:value-type="float">
            <text:p>3.11904566</text:p>
          </table:table-cell>
          <table:table-cell office:value-type="float" office:value="3.11899853" calcext:value-type="float">
            <text:p>3.11899853</text:p>
          </table:table-cell>
          <table:table-cell office:value-type="float" office:value="3.11906129" calcext:value-type="float">
            <text:p>3.1190612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5793104" calcext:value-type="float">
            <text:p>3.15793104</text:p>
          </table:table-cell>
          <table:table-cell office:value-type="float" office:value="3.14474354" calcext:value-type="float">
            <text:p>3.14474354</text:p>
          </table:table-cell>
          <table:table-cell office:value-type="float" office:value="3.55513561" calcext:value-type="float">
            <text:p>3.55513561</text:p>
          </table:table-cell>
          <table:table-cell office:value-type="float" office:value="3.55533407" calcext:value-type="float">
            <text:p>3.55533407</text:p>
          </table:table-cell>
          <table:table-cell office:value-type="float" office:value="3.55517489" calcext:value-type="float">
            <text:p>3.55517489</text:p>
          </table:table-cell>
          <table:table-cell office:value-type="float" office:value="3.55524716" calcext:value-type="float">
            <text:p>3.55524716</text:p>
          </table:table-cell>
          <table:table-cell office:value-type="float" office:value="3.55513607" calcext:value-type="float">
            <text:p>3.55513607</text:p>
          </table:table-cell>
          <table:table-cell office:value-type="float" office:value="3.55527712" calcext:value-type="float">
            <text:p>3.55527712</text:p>
          </table:table-cell>
          <table:table-cell office:value-type="float" office:value="3.55543513" calcext:value-type="float">
            <text:p>3.55543513</text:p>
          </table:table-cell>
          <table:table-cell office:value-type="float" office:value="3.5551564" calcext:value-type="float">
            <text:p>3.5551564</text:p>
          </table:table-cell>
          <table:table-cell office:value-type="float" office:value="3.55539693" calcext:value-type="float">
            <text:p>3.55539693</text:p>
          </table:table-cell>
          <table:table-cell office:value-type="float" office:value="3.55518597" calcext:value-type="float">
            <text:p>3.55518597</text:p>
          </table:table-cell>
          <table:table-cell office:value-type="float" office:value="3.55542548" calcext:value-type="float">
            <text:p>3.55542548</text:p>
          </table:table-cell>
          <table:table-cell office:value-type="float" office:value="3.54294732" calcext:value-type="float">
            <text:p>3.54294732</text:p>
          </table:table-cell>
          <table:table-cell office:value-type="float" office:value="3.55548" calcext:value-type="float">
            <text:p>3.55548</text:p>
          </table:table-cell>
          <table:table-cell office:value-type="float" office:value="3.55538201" calcext:value-type="float">
            <text:p>3.55538201</text:p>
          </table:table-cell>
          <table:table-cell office:value-type="float" office:value="3.55543061" calcext:value-type="float">
            <text:p>3.55543061</text:p>
          </table:table-cell>
          <table:table-cell office:value-type="float" office:value="3.55541501" calcext:value-type="float">
            <text:p>3.55541501</text:p>
          </table:table-cell>
          <table:table-cell office:value-type="float" office:value="3.55516399" calcext:value-type="float">
            <text:p>3.55516399</text:p>
          </table:table-cell>
          <table:table-cell office:value-type="float" office:value="3.55540466" calcext:value-type="float">
            <text:p>3.55540466</text:p>
          </table:table-cell>
          <table:table-cell office:value-type="float" office:value="3.55540487" calcext:value-type="float">
            <text:p>3.55540487</text:p>
          </table:table-cell>
          <table:table-cell office:value-type="float" office:value="3.55525923" calcext:value-type="float">
            <text:p>3.55525923</text:p>
          </table:table-cell>
          <table:table-cell office:value-type="float" office:value="3.55552215" calcext:value-type="float">
            <text:p>3.55552215</text:p>
          </table:table-cell>
          <table:table-cell office:value-type="float" office:value="3.55536762" calcext:value-type="float">
            <text:p>3.55536762</text:p>
          </table:table-cell>
          <table:table-cell office:value-type="float" office:value="3.55531828" calcext:value-type="float">
            <text:p>3.55531828</text:p>
          </table:table-cell>
          <table:table-cell office:value-type="float" office:value="3.54343653" calcext:value-type="float">
            <text:p>3.54343653</text:p>
          </table:table-cell>
          <table:table-cell office:value-type="float" office:value="3.55556783" calcext:value-type="float">
            <text:p>3.55556783</text:p>
          </table:table-cell>
          <table:table-cell office:value-type="float" office:value="3.54324129" calcext:value-type="float">
            <text:p>3.54324129</text:p>
          </table:table-cell>
          <table:table-cell office:value-type="float" office:value="3.54631288" calcext:value-type="float">
            <text:p>3.54631288</text:p>
          </table:table-cell>
          <table:table-cell office:value-type="float" office:value="3.55544199" calcext:value-type="float">
            <text:p>3.55544199</text:p>
          </table:table-cell>
          <table:table-cell office:value-type="float" office:value="3.55554921" calcext:value-type="float">
            <text:p>3.55554921</text:p>
          </table:table-cell>
          <table:table-cell office:value-type="float" office:value="3.55560478" calcext:value-type="float">
            <text:p>3.55560478</text:p>
          </table:table-cell>
          <table:table-cell office:value-type="float" office:value="3.55572188" calcext:value-type="float">
            <text:p>3.55572188</text:p>
          </table:table-cell>
          <table:table-cell office:value-type="float" office:value="3.54351253" calcext:value-type="float">
            <text:p>3.54351253</text:p>
          </table:table-cell>
          <table:table-cell office:value-type="float" office:value="3.54334067" calcext:value-type="float">
            <text:p>3.54334067</text:p>
          </table:table-cell>
          <table:table-cell office:value-type="float" office:value="3.55534432" calcext:value-type="float">
            <text:p>3.55534432</text:p>
          </table:table-cell>
          <table:table-cell office:value-type="float" office:value="3.55554313" calcext:value-type="float">
            <text:p>3.55554313</text:p>
          </table:table-cell>
          <table:table-cell office:value-type="float" office:value="3.55541204" calcext:value-type="float">
            <text:p>3.55541204</text:p>
          </table:table-cell>
          <table:table-cell office:value-type="float" office:value="3.55550246" calcext:value-type="float">
            <text:p>3.55550246</text:p>
          </table:table-cell>
          <table:table-cell office:value-type="float" office:value="3.55582259" calcext:value-type="float">
            <text:p>3.55582259</text:p>
          </table:table-cell>
          <table:table-cell office:value-type="float" office:value="3.54347123" calcext:value-type="float">
            <text:p>3.54347123</text:p>
          </table:table-cell>
          <table:table-cell office:value-type="float" office:value="3.55580332" calcext:value-type="float">
            <text:p>3.55580332</text:p>
          </table:table-cell>
          <table:table-cell office:value-type="float" office:value="3.55545545" calcext:value-type="float">
            <text:p>3.55545545</text:p>
          </table:table-cell>
          <table:table-cell office:value-type="float" office:value="3.53748037" calcext:value-type="float">
            <text:p>3.537480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5603828" calcext:value-type="float">
            <text:p>3.25603828</text:p>
          </table:table-cell>
          <table:table-cell office:value-type="float" office:value="3.25367803" calcext:value-type="float">
            <text:p>3.25367803</text:p>
          </table:table-cell>
          <table:table-cell office:value-type="float" office:value="3.25606592" calcext:value-type="float">
            <text:p>3.25606592</text:p>
          </table:table-cell>
          <table:table-cell office:value-type="float" office:value="3.25623907" calcext:value-type="float">
            <text:p>3.25623907</text:p>
          </table:table-cell>
          <table:table-cell office:value-type="float" office:value="3.27891199" calcext:value-type="float">
            <text:p>3.27891199</text:p>
          </table:table-cell>
          <table:table-cell office:value-type="float" office:value="3.27822514" calcext:value-type="float">
            <text:p>3.27822514</text:p>
          </table:table-cell>
          <table:table-cell office:value-type="float" office:value="3.2909169" calcext:value-type="float">
            <text:p>3.2909169</text:p>
          </table:table-cell>
          <table:table-cell office:value-type="float" office:value="3.27905706" calcext:value-type="float">
            <text:p>3.27905706</text:p>
          </table:table-cell>
          <table:table-cell office:value-type="float" office:value="3.27827601" calcext:value-type="float">
            <text:p>3.27827601</text:p>
          </table:table-cell>
          <table:table-cell office:value-type="float" office:value="3.27911354" calcext:value-type="float">
            <text:p>3.27911354</text:p>
          </table:table-cell>
          <table:table-cell office:value-type="float" office:value="3.29051757" calcext:value-type="float">
            <text:p>3.29051757</text:p>
          </table:table-cell>
          <table:table-cell office:value-type="float" office:value="3.29103587" calcext:value-type="float">
            <text:p>3.29103587</text:p>
          </table:table-cell>
          <table:table-cell office:value-type="float" office:value="3.29084341" calcext:value-type="float">
            <text:p>3.29084341</text:p>
          </table:table-cell>
          <table:table-cell office:value-type="float" office:value="3.29088541" calcext:value-type="float">
            <text:p>3.29088541</text:p>
          </table:table-cell>
          <table:table-cell office:value-type="float" office:value="3.29065224" calcext:value-type="float">
            <text:p>3.29065224</text:p>
          </table:table-cell>
          <table:table-cell office:value-type="float" office:value="3.29084951" calcext:value-type="float">
            <text:p>3.29084951</text:p>
          </table:table-cell>
          <table:table-cell office:value-type="float" office:value="3.29064681" calcext:value-type="float">
            <text:p>3.29064681</text:p>
          </table:table-cell>
          <table:table-cell office:value-type="float" office:value="3.29097705" calcext:value-type="float">
            <text:p>3.29097705</text:p>
          </table:table-cell>
          <table:table-cell office:value-type="float" office:value="3.29065346" calcext:value-type="float">
            <text:p>3.29065346</text:p>
          </table:table-cell>
          <table:table-cell office:value-type="float" office:value="3.2911222" calcext:value-type="float">
            <text:p>3.2911222</text:p>
          </table:table-cell>
          <table:table-cell office:value-type="float" office:value="3.29106224" calcext:value-type="float">
            <text:p>3.29106224</text:p>
          </table:table-cell>
          <table:table-cell office:value-type="float" office:value="3.29083033" calcext:value-type="float">
            <text:p>3.29083033</text:p>
          </table:table-cell>
          <table:table-cell office:value-type="float" office:value="3.2906528" calcext:value-type="float">
            <text:p>3.2906528</text:p>
          </table:table-cell>
          <table:table-cell office:value-type="float" office:value="3.29096615" calcext:value-type="float">
            <text:p>3.29096615</text:p>
          </table:table-cell>
          <table:table-cell office:value-type="float" office:value="3.27815553" calcext:value-type="float">
            <text:p>3.27815553</text:p>
          </table:table-cell>
          <table:table-cell office:value-type="float" office:value="3.29078605" calcext:value-type="float">
            <text:p>3.29078605</text:p>
          </table:table-cell>
          <table:table-cell office:value-type="float" office:value="3.29111604" calcext:value-type="float">
            <text:p>3.29111604</text:p>
          </table:table-cell>
          <table:table-cell office:value-type="float" office:value="3.29111455" calcext:value-type="float">
            <text:p>3.29111455</text:p>
          </table:table-cell>
          <table:table-cell office:value-type="float" office:value="3.2783829" calcext:value-type="float">
            <text:p>3.2783829</text:p>
          </table:table-cell>
          <table:table-cell office:value-type="float" office:value="3.29110551" calcext:value-type="float">
            <text:p>3.29110551</text:p>
          </table:table-cell>
          <table:table-cell office:value-type="float" office:value="3.29094404" calcext:value-type="float">
            <text:p>3.29094404</text:p>
          </table:table-cell>
          <table:table-cell office:value-type="float" office:value="3.29108527" calcext:value-type="float">
            <text:p>3.29108527</text:p>
          </table:table-cell>
          <table:table-cell office:value-type="float" office:value="3.29116014" calcext:value-type="float">
            <text:p>3.29116014</text:p>
          </table:table-cell>
          <table:table-cell office:value-type="float" office:value="3.29125068" calcext:value-type="float">
            <text:p>3.29125068</text:p>
          </table:table-cell>
          <table:table-cell office:value-type="float" office:value="3.29073924" calcext:value-type="float">
            <text:p>3.29073924</text:p>
          </table:table-cell>
          <table:table-cell office:value-type="float" office:value="3.29110042" calcext:value-type="float">
            <text:p>3.29110042</text:p>
          </table:table-cell>
          <table:table-cell office:value-type="float" office:value="3.29090195" calcext:value-type="float">
            <text:p>3.29090195</text:p>
          </table:table-cell>
          <table:table-cell office:value-type="float" office:value="3.28308771" calcext:value-type="float">
            <text:p>3.28308771</text:p>
          </table:table-cell>
          <table:table-cell office:value-type="float" office:value="3.27907273" calcext:value-type="float">
            <text:p>3.27907273</text:p>
          </table:table-cell>
          <table:table-cell office:value-type="float" office:value="3.28453993" calcext:value-type="float">
            <text:p>3.28453993</text:p>
          </table:table-cell>
          <table:table-cell office:value-type="float" office:value="3.29133276" calcext:value-type="float">
            <text:p>3.29133276</text:p>
          </table:table-cell>
          <table:table-cell office:value-type="float" office:value="3.29132591" calcext:value-type="float">
            <text:p>3.29132591</text:p>
          </table:table-cell>
          <table:table-cell office:value-type="float" office:value="3.29108769" calcext:value-type="float">
            <text:p>3.29108769</text:p>
          </table:table-cell>
          <table:table-cell office:value-type="float" office:value="3.29126677" calcext:value-type="float">
            <text:p>3.29126677</text:p>
          </table:table-cell>
          <table:table-cell office:value-type="float" office:value="3.29142197" calcext:value-type="float">
            <text:p>3.29142197</text:p>
          </table:table-cell>
          <table:table-cell office:value-type="float" office:value="3.29144026" calcext:value-type="float">
            <text:p>3.29144026</text:p>
          </table:table-cell>
          <table:table-cell office:value-type="float" office:value="3.29088376" calcext:value-type="float">
            <text:p>3.29088376</text:p>
          </table:table-cell>
          <table:table-cell office:value-type="float" office:value="3.29146514" calcext:value-type="float">
            <text:p>3.29146514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.63695944" calcext:value-type="float">
            <text:p>2.63695944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.63597561333333" calcext:value-type="float">
            <text:p>2.63597561333333</text:p>
          </table:table-cell>
          <table:table-cell table:formula="of:=( MAX([.B50];[.B65];[.B80]) -  MIN([.B50];[.B65];[.B80])   )/2" office:value-type="float" office:value="0.00584697999999984" calcext:value-type="float">
            <text:p>0.00584698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2.6343961275" calcext:value-type="float">
            <text:p>2.6343961275</text:p>
          </table:table-cell>
          <table:table-cell table:formula="of:=( MAX([.B4]:OFFSET([.B4];0;[.A4]-1)) - MIN([.B4]:OFFSET([.B4];0;[.A4]-1)) )/2" office:value-type="float" office:value="0.000274710000000011" calcext:value-type="float">
            <text:p>0.000274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2.63906616" calcext:value-type="float">
            <text:p>2.63906616</text:p>
          </table:table-cell>
          <table:table-cell table:formula="of:=SQRT([.C51]^2 + [.C66]^2 + [.C81]^2)/3" office:value-type="float" office:value="0.00119055912130134" calcext:value-type="float">
            <text:p>0.001190559121301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2.63680262" calcext:value-type="float">
            <text:p>2.63680262</text:p>
          </table:table-cell>
          <table:table-cell table:formula="of:=( MAX([.B5]:OFFSET([.B5];0;[.A5]-1)) - MIN([.B5]:OFFSET([.B5];0;[.A5]-1)) )/2" office:value-type="float" office:value="0.00174259499999985" calcext:value-type="float">
            <text:p>0.0017425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2.64677832" calcext:value-type="float">
            <text:p>2.64677832</text:p>
          </table:table-cell>
          <table:table-cell table:formula="of:=SQRT([.C52]^2 + [.C67]^2 + [.C82]^2)/3" office:value-type="float" office:value="0.00818983219621502" calcext:value-type="float">
            <text:p>0.008189832196215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2.66501253416667" calcext:value-type="float">
            <text:p>2.66501253416667</text:p>
          </table:table-cell>
          <table:table-cell table:formula="of:=( MAX([.B6]:OFFSET([.B6];0;[.A6]-1)) - MIN([.B6]:OFFSET([.B6];0;[.A6]-1)) )/2" office:value-type="float" office:value="0.00522363999999986" calcext:value-type="float">
            <text:p>0.005223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.68201750527778" calcext:value-type="float">
            <text:p>2.68201750527778</text:p>
          </table:table-cell>
          <table:table-cell table:formula="of:=SQRT([.C53]^2 + [.C68]^2 + [.C83]^2)/3" office:value-type="float" office:value="0.0151480961393314" calcext:value-type="float">
            <text:p>0.01514809613933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2.68874349625" calcext:value-type="float">
            <text:p>2.68874349625</text:p>
          </table:table-cell>
          <table:table-cell table:formula="of:=( MAX([.B7]:OFFSET([.B7];0;[.A7]-1)) - MIN([.B7]:OFFSET([.B7];0;[.A7]-1)) )/2" office:value-type="float" office:value="0.00407367999999986" calcext:value-type="float">
            <text:p>0.004073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2.69636955104167" calcext:value-type="float">
            <text:p>2.69636955104167</text:p>
          </table:table-cell>
          <table:table-cell table:formula="of:=SQRT([.C54]^2 + [.C69]^2 + [.C84]^2)/3" office:value-type="float" office:value="0.00967845964833208" calcext:value-type="float">
            <text:p>0.009678459648332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2.727257474" calcext:value-type="float">
            <text:p>2.727257474</text:p>
          </table:table-cell>
          <table:table-cell table:formula="of:=( MAX([.B8]:OFFSET([.B8];0;[.A8]-1)) - MIN([.B8]:OFFSET([.B8];0;[.A8]-1)) )/2" office:value-type="float" office:value="0.00518866499999993" calcext:value-type="float">
            <text:p>0.0051886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2.72048620116667" calcext:value-type="float">
            <text:p>2.72048620116667</text:p>
          </table:table-cell>
          <table:table-cell table:formula="of:=SQRT([.C55]^2 + [.C70]^2 + [.C85]^2)/3" office:value-type="float" office:value="0.00339778962537448" calcext:value-type="float">
            <text:p>0.003397789625374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2.75639966416667" calcext:value-type="float">
            <text:p>2.75639966416667</text:p>
          </table:table-cell>
          <table:table-cell table:formula="of:=( MAX([.B9]:OFFSET([.B9];0;[.A9]-1)) - MIN([.B9]:OFFSET([.B9];0;[.A9]-1)) )/2" office:value-type="float" office:value="0.0173608000000001" calcext:value-type="float">
            <text:p>0.017360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2.74784808666667" calcext:value-type="float">
            <text:p>2.74784808666667</text:p>
          </table:table-cell>
          <table:table-cell table:formula="of:=SQRT([.C56]^2 + [.C71]^2 + [.C86]^2)/3" office:value-type="float" office:value="0.00701998129384596" calcext:value-type="float">
            <text:p>0.007019981293846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2.96945532178571" calcext:value-type="float">
            <text:p>2.96945532178571</text:p>
          </table:table-cell>
          <table:table-cell table:formula="of:=( MAX([.B10]:OFFSET([.B10];0;[.A10]-1)) - MIN([.B10]:OFFSET([.B10];0;[.A10]-1)) )/2" office:value-type="float" office:value="0.11281914" calcext:value-type="float">
            <text:p>0.112819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3.34565659357143" calcext:value-type="float">
            <text:p>3.34565659357143</text:p>
          </table:table-cell>
          <table:table-cell table:formula="of:=SQRT([.C57]^2 + [.C72]^2 + [.C87]^2)/3" office:value-type="float" office:value="0.248901085081775" calcext:value-type="float">
            <text:p>0.248901085081775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3.063429476875" calcext:value-type="float">
            <text:p>3.063429476875</text:p>
          </table:table-cell>
          <table:table-cell table:formula="of:=( MAX([.B11]:OFFSET([.B11];0;[.A11]-1)) - MIN([.B11]:OFFSET([.B11];0;[.A11]-1)) )/2" office:value-type="float" office:value="0.0584828399999999" calcext:value-type="float">
            <text:p>0.0584828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3.04133140947917" calcext:value-type="float">
            <text:p>3.04133140947917</text:p>
          </table:table-cell>
          <table:table-cell table:formula="of:=SQRT([.C58]^2 + [.C73]^2 + [.C88]^2)/3" office:value-type="float" office:value="0.0252411617298035" calcext:value-type="float">
            <text:p>0.025241161729804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3.04631708416667" calcext:value-type="float">
            <text:p>3.04631708416667</text:p>
          </table:table-cell>
          <table:table-cell table:formula="of:=( MAX([.B12]:OFFSET([.B12];0;[.A12]-1)) - MIN([.B12]:OFFSET([.B12];0;[.A12]-1)) )/2" office:value-type="float" office:value="0.0235961900000001" calcext:value-type="float">
            <text:p>0.0235961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3.05841096685185" calcext:value-type="float">
            <text:p>3.05841096685185</text:p>
          </table:table-cell>
          <table:table-cell table:formula="of:=SQRT([.C59]^2 + [.C74]^2 + [.C89]^2)/3" office:value-type="float" office:value="0.0213282524925234" calcext:value-type="float">
            <text:p>0.021328252492524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3.22330799175" calcext:value-type="float">
            <text:p>3.22330799175</text:p>
          </table:table-cell>
          <table:table-cell table:formula="of:=( MAX([.B13]:OFFSET([.B13];0;[.A13]-1)) - MIN([.B13]:OFFSET([.B13];0;[.A13]-1)) )/2" office:value-type="float" office:value="0.0712830600000001" calcext:value-type="float">
            <text:p>0.071283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3.14288719725" calcext:value-type="float">
            <text:p>3.14288719725</text:p>
          </table:table-cell>
          <table:table-cell table:formula="of:=SQRT([.C60]^2 + [.C75]^2 + [.C90]^2)/3" office:value-type="float" office:value="0.0421443197064628" calcext:value-type="float">
            <text:p>0.042144319706463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14]:OFFSET([.B14];0;[.A14]-1))" office:value-type="float" office:value="3.16861323045455" calcext:value-type="float">
            <text:p>3.16861323045455</text:p>
          </table:table-cell>
          <table:table-cell table:formula="of:=( MAX([.B14]:OFFSET([.B14];0;[.A14]-1)) - MIN([.B14]:OFFSET([.B14];0;[.A14]-1)) )/2" office:value-type="float" office:value="0.02204951" calcext:value-type="float">
            <text:p>0.0220495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3.29751033636364" calcext:value-type="float">
            <text:p>3.29751033636364</text:p>
          </table:table-cell>
          <table:table-cell table:formula="of:=SQRT([.C61]^2 + [.C76]^2 + [.C91]^2)/3" office:value-type="float" office:value="0.0695033987493404" calcext:value-type="float">
            <text:p>0.06950339874934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3.35522937604167" calcext:value-type="float">
            <text:p>3.35522937604167</text:p>
          </table:table-cell>
          <table:table-cell table:formula="of:=( MAX([.B15]:OFFSET([.B15];0;[.A15]-1)) - MIN([.B15]:OFFSET([.B15];0;[.A15]-1)) )/2" office:value-type="float" office:value="0.0875551999999999" calcext:value-type="float">
            <text:p>0.087555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3.28042963513889" calcext:value-type="float">
            <text:p>3.28042963513889</text:p>
          </table:table-cell>
          <table:table-cell table:formula="of:=SQRT([.C62]^2 + [.C77]^2 + [.C92]^2)/3" office:value-type="float" office:value="0.0388589671879264" calcext:value-type="float">
            <text:p>0.038858967187926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.62963672" calcext:value-type="float">
            <text:p>2.62963672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2.6394622725" calcext:value-type="float">
            <text:p>2.6394622725</text:p>
          </table:table-cell>
          <table:table-cell table:formula="of:=( MAX([.B19]:OFFSET([.B19];0;[.A19]-1)) - MIN([.B19]:OFFSET([.B19];0;[.A19]-1)) )/2" office:value-type="float" office:value="0.00355548499999991" calcext:value-type="float">
            <text:p>0.00355548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2.6649546225" calcext:value-type="float">
            <text:p>2.6649546225</text:p>
          </table:table-cell>
          <table:table-cell table:formula="of:=( MAX([.B20]:OFFSET([.B20];0;[.A20]-1)) - MIN([.B20]:OFFSET([.B20];0;[.A20]-1)) )/2" office:value-type="float" office:value="0.0243745199999998" calcext:value-type="float">
            <text:p>0.02437452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2.65591930083333" calcext:value-type="float">
            <text:p>2.65591930083333</text:p>
          </table:table-cell>
          <table:table-cell table:formula="of:=( MAX([.B21]:OFFSET([.B21];0;[.A21]-1)) - MIN([.B21]:OFFSET([.B21];0;[.A21]-1)) )/2" office:value-type="float" office:value="0.00201754499999995" calcext:value-type="float">
            <text:p>0.00201754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2.7065254125" calcext:value-type="float">
            <text:p>2.7065254125</text:p>
          </table:table-cell>
          <table:table-cell table:formula="of:=( MAX([.B22]:OFFSET([.B22];0;[.A22]-1)) - MIN([.B22]:OFFSET([.B22];0;[.A22]-1)) )/2" office:value-type="float" office:value="0.01745683" calcext:value-type="float">
            <text:p>0.01745683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2.7154162615" calcext:value-type="float">
            <text:p>2.7154162615</text:p>
          </table:table-cell>
          <table:table-cell table:formula="of:=( MAX([.B23]:OFFSET([.B23];0;[.A23]-1)) - MIN([.B23]:OFFSET([.B23];0;[.A23]-1)) )/2" office:value-type="float" office:value="0.00196490999999988" calcext:value-type="float">
            <text:p>0.0019649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2.74116338166667" calcext:value-type="float">
            <text:p>2.74116338166667</text:p>
          </table:table-cell>
          <table:table-cell table:formula="of:=( MAX([.B24]:OFFSET([.B24];0;[.A24]-1)) - MIN([.B24]:OFFSET([.B24];0;[.A24]-1)) )/2" office:value-type="float" office:value="0.00777157500000003" calcext:value-type="float">
            <text:p>0.00777157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4.06685915142857" calcext:value-type="float">
            <text:p>4.06685915142857</text:p>
          </table:table-cell>
          <table:table-cell table:formula="of:=( MAX([.B25]:OFFSET([.B25];0;[.A25]-1)) - MIN([.B25]:OFFSET([.B25];0;[.A25]-1)) )/2" office:value-type="float" office:value="0.721605445" calcext:value-type="float">
            <text:p>0.72160544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3.062897025" calcext:value-type="float">
            <text:p>3.062897025</text:p>
          </table:table-cell>
          <table:table-cell table:formula="of:=( MAX([.B26]:OFFSET([.B26];0;[.A26]-1)) - MIN([.B26]:OFFSET([.B26];0;[.A26]-1)) )/2" office:value-type="float" office:value="0.0452681699999999" calcext:value-type="float">
            <text:p>0.04526817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3.08009823777778" calcext:value-type="float">
            <text:p>3.08009823777778</text:p>
          </table:table-cell>
          <table:table-cell table:formula="of:=( MAX([.B27]:OFFSET([.B27];0;[.A27]-1)) - MIN([.B27]:OFFSET([.B27];0;[.A27]-1)) )/2" office:value-type="float" office:value="0.0320564299999999" calcext:value-type="float">
            <text:p>0.03205643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28]:OFFSET([.B28];0;[.A28]-1))" office:value-type="float" office:value="3.10163723975" calcext:value-type="float">
            <text:p>3.10163723975</text:p>
          </table:table-cell>
          <table:table-cell table:formula="of:=( MAX([.B28]:OFFSET([.B28];0;[.A28]-1)) - MIN([.B28]:OFFSET([.B28];0;[.A28]-1)) )/2" office:value-type="float" office:value="0.10058742" calcext:value-type="float">
            <text:p>0.10058742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3.18913960454545" calcext:value-type="float">
            <text:p>3.18913960454545</text:p>
          </table:table-cell>
          <table:table-cell table:formula="of:=( MAX([.B29]:OFFSET([.B29];0;[.A29]-1)) - MIN([.B29]:OFFSET([.B29];0;[.A29]-1)) )/2" office:value-type="float" office:value="0.0272731500000001" calcext:value-type="float">
            <text:p>0.0272731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3.20037236395833" calcext:value-type="float">
            <text:p>3.20037236395833</text:p>
          </table:table-cell>
          <table:table-cell table:formula="of:=( MAX([.B30]:OFFSET([.B30];0;[.A30]-1)) - MIN([.B30]:OFFSET([.B30];0;[.A30]-1)) )/2" office:value-type="float" office:value="0.0746143050000001" calcext:value-type="float">
            <text:p>0.07461430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.64133068" calcext:value-type="float">
            <text:p>2.64133068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2.64334008" calcext:value-type="float">
            <text:p>2.64334008</text:p>
          </table:table-cell>
          <table:table-cell table:formula="of:=( MAX([.B34]:OFFSET([.B34];0;[.A34]-1)) - MIN([.B34]:OFFSET([.B34];0;[.A34]-1)) )/2" office:value-type="float" office:value="0.000199850000000001" calcext:value-type="float">
            <text:p>0.0001998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2.6385777175" calcext:value-type="float">
            <text:p>2.6385777175</text:p>
          </table:table-cell>
          <table:table-cell table:formula="of:=( MAX([.B35]:OFFSET([.B35];0;[.A35]-1)) - MIN([.B35]:OFFSET([.B35];0;[.A35]-1)) )/2" office:value-type="float" office:value="0.00255074499999997" calcext:value-type="float">
            <text:p>0.002550745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2.72512068083333" calcext:value-type="float">
            <text:p>2.72512068083333</text:p>
          </table:table-cell>
          <table:table-cell table:formula="of:=( MAX([.B36]:OFFSET([.B36];0;[.A36]-1)) - MIN([.B36]:OFFSET([.B36];0;[.A36]-1)) )/2" office:value-type="float" office:value="0.0450979650000001" calcext:value-type="float">
            <text:p>0.04509796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2.693839744375" calcext:value-type="float">
            <text:p>2.693839744375</text:p>
          </table:table-cell>
          <table:table-cell table:formula="of:=( MAX([.B37]:OFFSET([.B37];0;[.A37]-1)) - MIN([.B37]:OFFSET([.B37];0;[.A37]-1)) )/2" office:value-type="float" office:value="0.0228411350000002" calcext:value-type="float">
            <text:p>0.022841135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2.718784868" calcext:value-type="float">
            <text:p>2.718784868</text:p>
          </table:table-cell>
          <table:table-cell table:formula="of:=( MAX([.B38]:OFFSET([.B38];0;[.A38]-1)) - MIN([.B38]:OFFSET([.B38];0;[.A38]-1)) )/2" office:value-type="float" office:value="0.00855111999999991" calcext:value-type="float">
            <text:p>0.00855112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2.74598121416667" calcext:value-type="float">
            <text:p>2.74598121416667</text:p>
          </table:table-cell>
          <table:table-cell table:formula="of:=( MAX([.B39]:OFFSET([.B39];0;[.A39]-1)) - MIN([.B39]:OFFSET([.B39];0;[.A39]-1)) )/2" office:value-type="float" office:value="0.00904026999999985" calcext:value-type="float">
            <text:p>0.00904027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3.0006553075" calcext:value-type="float">
            <text:p>3.0006553075</text:p>
          </table:table-cell>
          <table:table-cell table:formula="of:=( MAX([.B40]:OFFSET([.B40];0;[.A40]-1)) - MIN([.B40]:OFFSET([.B40];0;[.A40]-1)) )/2" office:value-type="float" office:value="0.15531637" calcext:value-type="float">
            <text:p>0.15531637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2.9976677265625" calcext:value-type="float">
            <text:p>2.9976677265625</text:p>
          </table:table-cell>
          <table:table-cell table:formula="of:=( MAX([.B41]:OFFSET([.B41];0;[.A41]-1)) - MIN([.B41]:OFFSET([.B41];0;[.A41]-1)) )/2" office:value-type="float" office:value="0.01626642" calcext:value-type="float">
            <text:p>0.0162664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3.04881757861111" calcext:value-type="float">
            <text:p>3.04881757861111</text:p>
          </table:table-cell>
          <table:table-cell table:formula="of:=( MAX([.B42]:OFFSET([.B42];0;[.A42]-1)) - MIN([.B42]:OFFSET([.B42];0;[.A42]-1)) )/2" office:value-type="float" office:value="0.0500964499999999" calcext:value-type="float">
            <text:p>0.05009645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3.10371636025" calcext:value-type="float">
            <text:p>3.10371636025</text:p>
          </table:table-cell>
          <table:table-cell table:formula="of:=( MAX([.B43]:OFFSET([.B43];0;[.A43]-1)) - MIN([.B43]:OFFSET([.B43];0;[.A43]-1)) )/2" office:value-type="float" office:value="0.0280390699999999" calcext:value-type="float">
            <text:p>0.02803907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3.53477817409091" calcext:value-type="float">
            <text:p>3.53477817409091</text:p>
          </table:table-cell>
          <table:table-cell table:formula="of:=( MAX([.B44]:OFFSET([.B44];0;[.A44]-1)) - MIN([.B44]:OFFSET([.B44];0;[.A44]-1)) )/2" office:value-type="float" office:value="0.205539525" calcext:value-type="float">
            <text:p>0.20553952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3.28568716541667" calcext:value-type="float">
            <text:p>3.28568716541667</text:p>
          </table:table-cell>
          <table:table-cell table:formula="of:=( MAX([.B45]:OFFSET([.B45];0;[.A45]-1)) - MIN([.B45]:OFFSET([.B45];0;[.A45]-1)) )/2" office:value-type="float" office:value="0.018893555" calcext:value-type="float">
            <text:p>0.01889355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0-29T18:32:37.095524489</dc:date>
    <meta:editing-duration>PT26S</meta:editing-duration>
    <meta:editing-cycles>1</meta:editing-cycles>
    <meta:document-statistic meta:table-count="1" meta:cell-count="1182" meta:object-count="0"/>
  </office:meta>
</office:document-meta>
</file>